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 Bold" svg:font-family="'Arial Bold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44in"/>
    </style:style>
    <style:style style:name="co2" style:family="table-column">
      <style:table-column-properties fo:break-before="auto" style:column-width="1.8465in"/>
    </style:style>
    <style:style style:name="co3" style:family="table-column">
      <style:table-column-properties fo:break-before="auto" style:column-width="3.0728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1.4575in"/>
    </style:style>
    <style:style style:name="co6" style:family="table-column">
      <style:table-column-properties fo:break-before="auto" style:column-width="1.6402in"/>
    </style:style>
    <style:style style:name="co7" style:family="table-column">
      <style:table-column-properties fo:break-before="auto" style:column-width="1.5547in"/>
    </style:style>
    <style:style style:name="co8" style:family="table-column">
      <style:table-column-properties fo:break-before="auto" style:column-width="1.7492in"/>
    </style:style>
    <style:style style:name="co9" style:family="table-column">
      <style:table-column-properties fo:break-before="auto" style:column-width="2.016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91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Normal_5f_Sheet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Bold" fo:font-size="9pt" fo:font-style="normal" fo:text-shadow="none" style:text-underline-style="none" fo:font-weight="bold" style:font-size-asian="9pt" style:font-style-asian="normal" style:font-weight-asian="bold" style:font-name-complex="Arial Bold" style:font-size-complex="9pt" style:font-style-complex="normal" style:font-weight-complex="bold"/>
    </style:style>
    <style:style style:name="ce2" style:family="table-cell" style:parent-style-name="Normal_5f_Sheet1">
      <style:table-cell-properties fo:background-color="#ffffff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Normal_5f_Sheet1">
      <style:table-cell-properties style:diagonal-bl-tr="none" style:diagonal-tl-br="none" style:text-align-source="fix" style:repeat-content="false" fo:wrap-option="wrap" fo:border="0.0555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Normal_5f_Sheet1">
      <style:table-cell-properties fo:border-bottom="0.0555in solid #000000" style:diagonal-bl-tr="none" style:diagonal-tl-br="none" style:text-align-source="fix" style:repeat-content="false" fo:wrap-option="wrap" fo:border-left="0.0555in solid #000000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Normal_5f_Sheet1">
      <style:table-cell-properties fo:border-bottom="0.0138in solid #000000" style:diagonal-bl-tr="none" style:diagonal-tl-br="none" style:text-align-source="fix" style:repeat-content="false" fo:wrap-option="wrap" fo:border-left="0.0555in solid #000000" style:direction="ltr" fo:border-right="none" style:rotation-angle="0" style:rotation-align="none" style:shrink-to-fit="false" fo:border-top="0.0555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Normal_5f_Sheet1">
      <style:table-cell-properties fo:border-bottom="none" style:diagonal-bl-tr="none" style:diagonal-tl-br="none" style:text-align-source="fix" style:repeat-content="false" fo:wrap-option="wrap" fo:border-left="0.0555in solid #000000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Normal_5f_Sheet1">
      <style:table-cell-properties fo:border-bottom="0.0138in solid #000000" style:diagonal-bl-tr="none" style:diagonal-tl-br="none" style:text-align-source="fix" style:repeat-content="false" fo:wrap-option="wrap" fo:border-left="0.0555in solid #000000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Normal_5f_Sheet1">
      <style:table-cell-properties fo:border-bottom="0.0555in solid #000000" style:diagonal-bl-tr="none" style:diagonal-tl-br="none" style:text-align-source="fix" style:repeat-content="false" fo:wrap-option="wrap" fo:border-left="0.0555in solid #000000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Normal_5f_Sheet1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Bold" fo:font-size="9pt" fo:font-style="normal" fo:text-shadow="none" style:text-underline-style="none" fo:font-weight="bold" style:font-size-asian="9pt" style:font-style-asian="normal" style:font-weight-asian="bold" style:font-name-complex="Arial Bold" style:font-size-complex="9pt" style:font-style-complex="normal" style:font-weight-complex="bold"/>
    </style:style>
    <style:style style:name="ce10" style:family="table-cell" style:parent-style-name="Normal_5f_Sheet1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555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Normal_5f_Sheet1">
      <style:table-cell-properties fo:border-bottom="0.0555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" style:family="table-cell" style:parent-style-name="Normal_5f_Sheet1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555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Normal_5f_Sheet1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Normal_5f_Sheet1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Normal_5f_Sheet1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555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" style:family="table-cell" style:parent-style-name="Normal_5f_Sheet1">
      <style:table-cell-properties fo:border-bottom="0.0555in solid #000000" style:diagonal-bl-tr="none" style:diagonal-tl-br="none" style:text-align-source="fix" style:repeat-content="false" fo:wrap-option="wrap" fo:border-left="none" style:direction="ltr" fo:border-right="0.0555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Normal_5f_Sheet1">
      <style:table-cell-properties fo:border-bottom="none" style:diagonal-bl-tr="none" style:diagonal-tl-br="none" style:text-align-source="fix" style:repeat-content="false" fo:wrap-option="wrap" fo:border-left="none" style:direction="ltr" fo:border-right="0.0555in solid #000000" style:rotation-angle="0" style:rotation-align="none" style:shrink-to-fit="false" fo:border-top="0.0555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Normal_5f_Sheet1">
      <style:table-cell-properties fo:border-bottom="0.0555in solid #000000" style:diagonal-bl-tr="none" style:diagonal-tl-br="none" style:text-align-source="fix" style:repeat-content="false" fo:wrap-option="wrap" fo:border-left="none" style:direction="ltr" fo:border-right="0.0555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Normal_5f_Sheet1">
      <style:table-cell-properties fo:border-bottom="none" style:diagonal-bl-tr="none" style:diagonal-tl-br="none" style:text-align-source="fix" style:repeat-content="false" fo:wrap-option="wrap" fo:border-left="none" style:direction="ltr" fo:border-right="0.0555in solid #000000" style:rotation-angle="0" style:rotation-align="none" style:shrink-to-fit="false" fo:border-top="0.0555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Normal_5f_Sheet1">
      <style:table-cell-properties fo:border-bottom="none" style:diagonal-bl-tr="none" style:diagonal-tl-br="none" style:text-align-source="fix" style:repeat-content="false" fo:wrap-option="wrap" fo:border-left="none" style:direction="ltr" fo:border-right="0.0555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Normal_5f_Sheet1">
      <style:table-cell-properties fo:border-bottom="0.0138in solid #000000" style:diagonal-bl-tr="none" style:diagonal-tl-br="none" style:text-align-source="fix" style:repeat-content="false" fo:wrap-option="wrap" fo:border-left="0.0555in solid #000000" style:direction="ltr" fo:border-right="0.0138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Normal_5f_Sheet1">
      <style:table-cell-properties fo:border-bottom="0.0555in solid #000000" style:diagonal-bl-tr="none" style:diagonal-tl-br="none" style:text-align-source="fix" style:repeat-content="false" fo:wrap-option="wrap" fo:border-left="0.0555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Normal_5f_Sheet1" style:data-style-name="N116">
      <style:table-cell-properties fo:border-bottom="none" style:diagonal-bl-tr="none" style:diagonal-tl-br="none" style:text-align-source="fix" style:repeat-content="false" fo:wrap-option="no-wrap" fo:border-left="0.0555in solid #000000" style:direction="ltr" fo:border-right="0.0138in solid #000000" style:rotation-angle="0" style:rotation-align="none" style:shrink-to-fit="false" fo:border-top="0.0555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Normal_5f_Sheet1" style:data-style-name="N116">
      <style:table-cell-properties fo:border-bottom="none" style:diagonal-bl-tr="none" style:diagonal-tl-br="none" style:text-align-source="fix" style:repeat-content="false" fo:wrap-option="no-wrap" fo:border-left="0.0555in solid #000000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Normal_5f_Sheet1" style:data-style-name="N116">
      <style:table-cell-properties fo:border-bottom="0.0138in solid #000000" style:diagonal-bl-tr="none" style:diagonal-tl-br="none" style:text-align-source="fix" style:repeat-content="false" fo:wrap-option="no-wrap" fo:border-left="0.0555in solid #000000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Normal_5f_Sheet1" style:data-style-name="N116">
      <style:table-cell-properties fo:border-bottom="0.0555in solid #000000" style:diagonal-bl-tr="none" style:diagonal-tl-br="none" style:text-align-source="fix" style:repeat-content="false" fo:wrap-option="no-wrap" fo:border-left="0.0555in solid #000000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Normal_5f_Sheet1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Normal_5f_Sheet1">
      <style:table-cell-properties fo:border-bottom="0.0555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Normal_5f_Sheet1" style:data-style-name="N116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555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Normal_5f_Sheet1" style:data-style-name="N116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Normal_5f_Sheet1" style:data-style-name="N116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Normal_5f_Sheet1" style:data-style-name="N116">
      <style:table-cell-properties fo:border-bottom="0.0555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" style:family="table-cell" style:parent-style-name="Normal_5f_Sheet1">
      <style:table-cell-properties fo:border-bottom="0.0555in solid #000000" style:diagonal-bl-tr="none" style:diagonal-tl-br="none" style:text-align-source="fix" style:repeat-content="false" fo:wrap-option="wrap" fo:border-left="0.0138in solid #000000" style:direction="ltr" fo:border-right="0.0555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Normal_5f_Sheet1">
      <style:table-cell-properties fo:border-bottom="0.0555in solid #000000" style:diagonal-bl-tr="none" style:diagonal-tl-br="none" style:text-align-source="fix" style:repeat-content="false" fo:wrap-option="wrap" fo:border-left="0.0138in solid #000000" style:direction="ltr" fo:border-right="0.0555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" style:family="table-cell" style:parent-style-name="Normal_5f_Sheet1" style:data-style-name="N116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555in solid #000000" style:rotation-angle="0" style:rotation-align="none" style:shrink-to-fit="false" fo:border-top="0.0555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6" style:family="table-cell" style:parent-style-name="Normal_5f_Sheet1" style:data-style-name="N116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555in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7" style:family="table-cell" style:parent-style-name="Normal_5f_Sheet1" style:data-style-name="N116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555in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8" style:family="table-cell" style:parent-style-name="Normal_5f_Sheet1" style:data-style-name="N116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555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Normal_5f_Sheet1" style:data-style-name="N116">
      <style:table-cell-properties fo:border-bottom="0.0555in solid #000000" style:diagonal-bl-tr="none" style:diagonal-tl-br="none" style:text-align-source="fix" style:repeat-content="false" fo:wrap-option="no-wrap" fo:border-left="0.0138in solid #000000" style:direction="ltr" fo:border-right="0.0555in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" table:number-columns-repeated="1013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table:number-columns-spanned="9" table:number-rows-spanned="1">
            <text:p>IncidentSchoolName * ETHNICCODE * GENDER Crosstabulation</text:p>
          </table:table-cell>
          <table:covered-table-cell table:number-columns-repeated="8" table:style-name="ce9"/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>
            <text:p>Count</text:p>
          </table:table-cell>
          <table:table-cell table:style-name="Normal_5f_Sheet1" table:number-columns-repeated="8"/>
          <table:table-cell table:number-columns-repeated="1013"/>
        </table:table-row>
        <table:table-row table:style-name="ro3">
          <table:table-cell table:number-columns-repeated="2"/>
          <table:table-cell table:style-name="ce3" office:value-type="string" table:number-columns-spanned="3" table:number-rows-spanned="2">
            <text:p>GENDER</text:p>
          </table:table-cell>
          <table:covered-table-cell table:style-name="ce10"/>
          <table:covered-table-cell table:style-name="ce17"/>
          <table:table-cell table:style-name="ce21" office:value-type="string" table:number-columns-spanned="5" table:number-rows-spanned="1">
            <text:p>ETHNICCODE</text:p>
          </table:table-cell>
          <table:covered-table-cell table:number-columns-repeated="4" table:style-name="ce27"/>
          <table:table-cell table:style-name="ce33" office:value-type="string" table:number-columns-spanned="1" table:number-rows-spanned="2">
            <text:p>Total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4"/>
          <table:covered-table-cell table:style-name="ce11"/>
          <table:covered-table-cell table:style-name="ce18"/>
          <table:table-cell table:style-name="ce22" office:value-type="string">
            <text:p>African American</text:p>
          </table:table-cell>
          <table:table-cell table:style-name="ce28" office:value-type="string">
            <text:p>American Indian</text:p>
          </table:table-cell>
          <table:table-cell table:style-name="ce28" office:value-type="string">
            <text:p>Asian</text:p>
          </table:table-cell>
          <table:table-cell table:style-name="ce28" office:value-type="string">
            <text:p>Hispanic</text:p>
          </table:table-cell>
          <table:table-cell table:style-name="ce28" office:value-type="string">
            <text:p>White</text:p>
          </table:table-cell>
          <table:covered-table-cell table:style-name="ce34"/>
          <table:table-cell table:number-columns-repeated="1013"/>
        </table:table-row>
        <table:table-row table:style-name="ro1">
          <table:table-cell table:number-columns-repeated="2"/>
          <table:table-cell table:style-name="ce5" office:value-type="string" table:number-columns-spanned="1" table:number-rows-spanned="126">
            <text:p>Female</text:p>
          </table:table-cell>
          <table:table-cell table:style-name="ce12" office:value-type="string" table:number-columns-spanned="1" table:number-rows-spanned="125">
            <text:p>IncidentSchoolName</text:p>
          </table:table-cell>
          <table:table-cell table:style-name="ce19" office:value-type="string">
            <text:p>Academy for College and Career Exploration</text:p>
          </table:table-cell>
          <table:table-cell table:style-name="ce23" office:value-type="float" office:value="55">
            <text:p>55</text:p>
          </table:table-cell>
          <table:table-cell table:number-columns-repeated="4" table:style-name="ce29" office:value-type="float" office:value="0">
            <text:p>0</text:p>
          </table:table-cell>
          <table:table-cell table:style-name="ce35" office:value-type="float" office:value="55">
            <text:p>5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Achievement Academy @ Harbor City High</text:p>
          </table:table-cell>
          <table:table-cell table:style-name="ce24" office:value-type="float" office:value="12">
            <text:p>12</text:p>
          </table:table-cell>
          <table:table-cell table:style-name="ce30" office:value-type="float" office:value="2">
            <text:p>2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6" office:value-type="float" office:value="14">
            <text:p>1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Afya Public Charter School</text:p>
          </table:table-cell>
          <table:table-cell table:style-name="ce24" office:value-type="float" office:value="6">
            <text:p>6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6">
            <text:p>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Arlington Elementary/Middle</text:p>
          </table:table-cell>
          <table:table-cell table:style-name="ce24" office:value-type="float" office:value="9">
            <text:p>9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9">
            <text:p>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Armistead Gardens Elementary/Middle</text:p>
          </table:table-cell>
          <table:table-cell table:style-name="ce24" office:value-type="float" office:value="8">
            <text:p>8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6" office:value-type="float" office:value="11">
            <text:p>1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Arundel Elementary/Middle</text:p>
          </table:table-cell>
          <table:table-cell table:style-name="ce24" office:value-type="float" office:value="23">
            <text:p>2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3">
            <text:p>2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Augusta Fells Savage Institute of Visual Arts High</text:p>
          </table:table-cell>
          <table:table-cell table:style-name="ce24" office:value-type="float" office:value="14">
            <text:p>14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4">
            <text:p>1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Antioch Diploma Plus High School</text:p>
          </table:table-cell>
          <table:table-cell table:style-name="ce24" office:value-type="float" office:value="24">
            <text:p>24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4">
            <text:p>2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City College</text:p>
          </table:table-cell>
          <table:table-cell table:style-name="ce24" office:value-type="float" office:value="21">
            <text:p>21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1">
            <text:p>2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Civitas Middle/High</text:p>
          </table:table-cell>
          <table:table-cell table:style-name="ce24" office:value-type="float" office:value="7">
            <text:p>7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7">
            <text:p>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Community High School</text:p>
          </table:table-cell>
          <table:table-cell table:style-name="ce24" office:value-type="float" office:value="6">
            <text:p>6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6">
            <text:p>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Design School</text:p>
          </table:table-cell>
          <table:table-cell table:style-name="ce24" office:value-type="float" office:value="48">
            <text:p>48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49">
            <text:p>4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Freedom Academy</text:p>
          </table:table-cell>
          <table:table-cell table:style-name="ce24" office:value-type="float" office:value="72">
            <text:p>7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72">
            <text:p>7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International Academy</text:p>
          </table:table-cell>
          <table:table-cell table:style-name="ce24" office:value-type="float" office:value="2">
            <text:p>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IT Academy</text:p>
          </table:table-cell>
          <table:table-cell table:style-name="ce24" office:value-type="float" office:value="38">
            <text:p>38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6" office:value-type="float" office:value="40">
            <text:p>40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Leadership School for Young Women</text:p>
          </table:table-cell>
          <table:table-cell table:style-name="ce24" office:value-type="float" office:value="11">
            <text:p>1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6" office:value-type="float" office:value="12">
            <text:p>1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Liberation Diploma Plus High School</text:p>
          </table:table-cell>
          <table:table-cell table:style-name="ce24" office:value-type="float" office:value="11">
            <text:p>11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1">
            <text:p>1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Montessori Public Charter Middle School</text:p>
          </table:table-cell>
          <table:table-cell table:style-name="ce24" office:value-type="float" office:value="8">
            <text:p>8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Polytechnic Institute</text:p>
          </table:table-cell>
          <table:table-cell table:style-name="ce24"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6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Rising Star Academy@Laurence G. Paquin</text:p>
          </table:table-cell>
          <table:table-cell table:style-name="ce24" office:value-type="float" office:value="50">
            <text:p>50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School for the Arts</text:p>
          </table:table-cell>
          <table:table-cell table:style-name="ce24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Talent Development High</text:p>
          </table:table-cell>
          <table:table-cell table:style-name="ce24" office:value-type="float" office:value="66">
            <text:p>66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66">
            <text:p>6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rclay Elementary/Middle</text:p>
          </table:table-cell>
          <table:table-cell table:style-name="ce24" office:value-type="float" office:value="12">
            <text:p>1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2">
            <text:p>1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y-Brook Elementary/Middle</text:p>
          </table:table-cell>
          <table:table-cell table:style-name="ce24" office:value-type="float" office:value="14">
            <text:p>1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" table:style-name="ce30" office:value-type="float" office:value="1">
            <text:p>1</text:p>
          </table:table-cell>
          <table:table-cell table:style-name="ce36" office:value-type="float" office:value="16">
            <text:p>1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eechfield Elementary/Middle</text:p>
          </table:table-cell>
          <table:table-cell table:style-name="ce24" office:value-type="float" office:value="33">
            <text:p>3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33">
            <text:p>3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enjamin Franklin High at Masonville Cove</text:p>
          </table:table-cell>
          <table:table-cell table:style-name="ce24" office:value-type="float" office:value="39">
            <text:p>39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6" office:value-type="float" office:value="47">
            <text:p>4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ooker T. Washington Middle</text:p>
          </table:table-cell>
          <table:table-cell table:style-name="ce24" office:value-type="float" office:value="109">
            <text:p>109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09">
            <text:p>10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alverton Elementary/Middle</text:p>
          </table:table-cell>
          <table:table-cell table:style-name="ce24" office:value-type="float" office:value="14">
            <text:p>14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4">
            <text:p>1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arver Vocational-Technical High</text:p>
          </table:table-cell>
          <table:table-cell table:style-name="ce24" office:value-type="float" office:value="71">
            <text:p>71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71">
            <text:p>7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herry Hill Elementary/Middle</text:p>
          </table:table-cell>
          <table:table-cell table:style-name="ce24" office:value-type="float" office:value="13">
            <text:p>1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3">
            <text:p>1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ity Neighbors High School</text:p>
          </table:table-cell>
          <table:table-cell table:style-name="ce24" office:value-type="float" office:value="29">
            <text:p>29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6">
            <text:p>6</text:p>
          </table:table-cell>
          <table:table-cell table:style-name="ce36" office:value-type="float" office:value="36">
            <text:p>3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ity Springs Elem/Middle</text:p>
          </table:table-cell>
          <table:table-cell table:style-name="ce24" office:value-type="float" office:value="3">
            <text:p>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oldstream Park Elem/Middle</text:p>
          </table:table-cell>
          <table:table-cell table:style-name="ce24" office:value-type="float" office:value="17">
            <text:p>17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ollington Square Elem/Middle</text:p>
          </table:table-cell>
          <table:table-cell table:style-name="ce24" office:value-type="float" office:value="47">
            <text:p>47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47">
            <text:p>4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ommodore John Rodgers Elem/Middle</text:p>
          </table:table-cell>
          <table:table-cell table:style-name="ce24" office:value-type="float" office:value="59">
            <text:p>59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6" office:value-type="float" office:value="60">
            <text:p>60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onneXions: A Community Based Arts School</text:p>
          </table:table-cell>
          <table:table-cell table:style-name="ce24" office:value-type="float" office:value="15">
            <text:p>15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16">
            <text:p>1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oppin Academy</text:p>
          </table:table-cell>
          <table:table-cell table:style-name="ce24" office:value-type="float" office:value="16">
            <text:p>16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6">
            <text:p>1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ross Country Elementary/Middle</text:p>
          </table:table-cell>
          <table:table-cell table:style-name="ce24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urtis Bay Elementary/Middle</text:p>
          </table:table-cell>
          <table:table-cell table:style-name="ce24" office:value-type="float" office:value="20">
            <text:p>20</text:p>
          </table:table-cell>
          <table:table-cell table:style-name="ce30" office:value-type="float" office:value="6">
            <text:p>6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6" office:value-type="float" office:value="33">
            <text:p>3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Dickey Hill Elementary/Middle</text:p>
          </table:table-cell>
          <table:table-cell table:style-name="ce24" office:value-type="float" office:value="14">
            <text:p>14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4">
            <text:p>1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Digital Harbor High School</text:p>
          </table:table-cell>
          <table:table-cell table:style-name="ce24" office:value-type="float" office:value="101">
            <text:p>10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106">
            <text:p>10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Dr. Carter Godwin Woodson</text:p>
          </table:table-cell>
          <table:table-cell table:style-name="ce24" office:value-type="float" office:value="3">
            <text:p>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Dr. Nathan A. Pitts-Ashburton Elementary/Middle</text:p>
          </table:table-cell>
          <table:table-cell table:style-name="ce24" office:value-type="float" office:value="37">
            <text:p>37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6" office:value-type="float" office:value="41">
            <text:p>4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Dr. Rayner Browne Elem/Middle</text:p>
          </table:table-cell>
          <table:table-cell table:style-name="ce24" office:value-type="float" office:value="8">
            <text:p>8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6" office:value-type="float" office:value="12">
            <text:p>1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Edgecombe Circle Elem/Middle</text:p>
          </table:table-cell>
          <table:table-cell table:style-name="ce24" office:value-type="float" office:value="25">
            <text:p>25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Edmondson-Westside High</text:p>
          </table:table-cell>
          <table:table-cell table:style-name="ce24" office:value-type="float" office:value="55">
            <text:p>55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55">
            <text:p>5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Elmer A. Henderson: A Johns Hopkins Partnership</text:p>
          </table:table-cell>
          <table:table-cell table:style-name="ce24" office:value-type="float" office:value="8">
            <text:p>8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Empowerment Academy</text:p>
          </table:table-cell>
          <table:table-cell table:style-name="ce24" office:value-type="float" office:value="4">
            <text:p>4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Excel Academy @ Francis M. Wood High</text:p>
          </table:table-cell>
          <table:table-cell table:style-name="ce24" office:value-type="float" office:value="13">
            <text:p>1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3">
            <text:p>1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Fallstaff Elementary/Middle</text:p>
          </table:table-cell>
          <table:table-cell table:style-name="ce24" office:value-type="float" office:value="28">
            <text:p>28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8">
            <text:p>2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Forest Park High</text:p>
          </table:table-cell>
          <table:table-cell table:style-name="ce24" office:value-type="float" office:value="43">
            <text:p>4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43">
            <text:p>4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Francis Scott Key Elementary/Middle</text:p>
          </table:table-cell>
          <table:table-cell table:style-name="ce24" office:value-type="float" office:value="53">
            <text:p>53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9">
            <text:p>9</text:p>
          </table:table-cell>
          <table:table-cell table:style-name="ce36" office:value-type="float" office:value="62">
            <text:p>6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Franklin Square Elem/Middle</text:p>
          </table:table-cell>
          <table:table-cell table:style-name="ce24" office:value-type="float" office:value="32">
            <text:p>3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32">
            <text:p>3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Frederick Douglass High</text:p>
          </table:table-cell>
          <table:table-cell table:style-name="ce24" office:value-type="float" office:value="58">
            <text:p>58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58">
            <text:p>5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Friendship Academy of Engineering and Technology</text:p>
          </table:table-cell>
          <table:table-cell table:style-name="ce24" office:value-type="float" office:value="19">
            <text:p>19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9">
            <text:p>1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Friendship Academy of Science and Technology</text:p>
          </table:table-cell>
          <table:table-cell table:style-name="ce24" office:value-type="float" office:value="87">
            <text:p>87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6" office:value-type="float" office:value="88">
            <text:p>8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Garrett Heights Elementary/Middle</text:p>
          </table:table-cell>
          <table:table-cell table:style-name="ce24" office:value-type="float" office:value="10">
            <text:p>10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Garrison Middle</text:p>
          </table:table-cell>
          <table:table-cell table:style-name="ce24" office:value-type="float" office:value="55">
            <text:p>55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55">
            <text:p>5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Glenmount Elementary/Middle</text:p>
          </table:table-cell>
          <table:table-cell table:style-name="ce24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Graceland Park/O'Donnell Heights Elementary/Middle</text:p>
          </table:table-cell>
          <table:table-cell table:style-name="ce24" office:value-type="float" office:value="6">
            <text:p>6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6">
            <text:p>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Green Street Academy</text:p>
          </table:table-cell>
          <table:table-cell table:style-name="ce24" office:value-type="float" office:value="2">
            <text:p>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Grove Park Elementary/Middle</text:p>
          </table:table-cell>
          <table:table-cell table:style-name="ce24" office:value-type="float" office:value="8">
            <text:p>8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Guilford Elementary/Middle</text:p>
          </table:table-cell>
          <table:table-cell table:style-name="ce24" office:value-type="float" office:value="7">
            <text:p>7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7">
            <text:p>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Hamilton Elementary/Middle</text:p>
          </table:table-cell>
          <table:table-cell table:style-name="ce24" office:value-type="float" office:value="6">
            <text:p>6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7">
            <text:p>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Hampden Elem/Middle</text:p>
          </table:table-cell>
          <table:table-cell table:style-name="ce24"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6" office:value-type="float" office:value="6">
            <text:p>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Hampstead Hill Academy Elem/Middle</text:p>
          </table:table-cell>
          <table:table-cell table:style-name="ce24" office:value-type="float" office:value="4">
            <text:p>4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6" office:value-type="float" office:value="6">
            <text:p>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Harlem Park Elem/Middle</text:p>
          </table:table-cell>
          <table:table-cell table:style-name="ce24" office:value-type="float" office:value="33">
            <text:p>3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33">
            <text:p>3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Hazelwood Elementary/Middle</text:p>
          </table:table-cell>
          <table:table-cell table:style-name="ce24" office:value-type="float" office:value="22">
            <text:p>2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2">
            <text:p>2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Heritage High School</text:p>
          </table:table-cell>
          <table:table-cell table:style-name="ce24" office:value-type="float" office:value="73">
            <text:p>7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73">
            <text:p>7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Highlandtown Elementary/Middle #215</text:p>
          </table:table-cell>
          <table:table-cell table:style-name="ce24" office:value-type="float" office:value="12">
            <text:p>1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2">
            <text:p>1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Highlandtown Elementary/Middle #237</text:p>
          </table:table-cell>
          <table:table-cell table:style-name="ce24" office:value-type="float" office:value="7">
            <text:p>7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6" office:value-type="float" office:value="9">
            <text:p>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Holabird Elementary/Middle</text:p>
          </table:table-cell>
          <table:table-cell table:style-name="ce24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Independence School Local I</text:p>
          </table:table-cell>
          <table:table-cell table:style-name="ce24" office:value-type="float" office:value="2">
            <text:p>2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Inner Harbor East Academy</text:p>
          </table:table-cell>
          <table:table-cell table:style-name="ce24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James McHenry Elem/Middle</text:p>
          </table:table-cell>
          <table:table-cell table:style-name="ce24" office:value-type="float" office:value="41">
            <text:p>41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6" office:value-type="float" office:value="43">
            <text:p>4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John Ruhrah Elementary/Middle</text:p>
          </table:table-cell>
          <table:table-cell table:style-name="ce24"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6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K.I.P.P. Ujima Village Academy</text:p>
          </table:table-cell>
          <table:table-cell table:style-name="ce24" office:value-type="float" office:value="42">
            <text:p>4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42">
            <text:p>4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KASA (Knowledge and Success Academy)</text:p>
          </table:table-cell>
          <table:table-cell table:style-name="ce24" office:value-type="float" office:value="48">
            <text:p>48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48">
            <text:p>4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Lakeland Elementary/Middle</text:p>
          </table:table-cell>
          <table:table-cell table:style-name="ce24" office:value-type="float" office:value="13">
            <text:p>1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3">
            <text:p>1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Maree G. Farring Elementary/Middle</text:p>
          </table:table-cell>
          <table:table-cell table:style-name="ce24" office:value-type="float" office:value="11">
            <text:p>11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23">
            <text:p>23</text:p>
          </table:table-cell>
          <table:table-cell table:style-name="ce36" office:value-type="float" office:value="34">
            <text:p>3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Margaret Brent Elem/Middle</text:p>
          </table:table-cell>
          <table:table-cell table:style-name="ce24" office:value-type="float" office:value="2">
            <text:p>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Maritime Industries Academy High</text:p>
          </table:table-cell>
          <table:table-cell table:style-name="ce24" office:value-type="float" office:value="38">
            <text:p>38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38">
            <text:p>3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MD Academy of Technology and Health Sciences</text:p>
          </table:table-cell>
          <table:table-cell table:style-name="ce24" office:value-type="float" office:value="14">
            <text:p>14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4">
            <text:p>1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Mergenthaler Vocational-Technical High</text:p>
          </table:table-cell>
          <table:table-cell table:style-name="ce24" office:value-type="float" office:value="83">
            <text:p>8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83">
            <text:p>8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Montebello Elementary/Middle</text:p>
          </table:table-cell>
          <table:table-cell table:style-name="ce24" office:value-type="float" office:value="33">
            <text:p>3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33">
            <text:p>3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Morrell Park Elementary/Middle</text:p>
          </table:table-cell>
          <table:table-cell table:style-name="ce24"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6" office:value-type="float" office:value="6">
            <text:p>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Mount Royal Elementary/Middle</text:p>
          </table:table-cell>
          <table:table-cell table:style-name="ce24" office:value-type="float" office:value="14">
            <text:p>14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4">
            <text:p>1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N.A.C.A. Freedom and Democracy Academy II</text:p>
          </table:table-cell>
          <table:table-cell table:style-name="ce24" office:value-type="float" office:value="25">
            <text:p>25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National Academy Foundation</text:p>
          </table:table-cell>
          <table:table-cell table:style-name="ce24" office:value-type="float" office:value="25">
            <text:p>25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New Era Academy</text:p>
          </table:table-cell>
          <table:table-cell table:style-name="ce24" office:value-type="float" office:value="85">
            <text:p>85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85">
            <text:p>8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New Hope Academy</text:p>
          </table:table-cell>
          <table:table-cell table:style-name="ce24" office:value-type="float" office:value="3">
            <text:p>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North Bend Elementary/Middle</text:p>
          </table:table-cell>
          <table:table-cell table:style-name="ce24" office:value-type="float" office:value="5">
            <text:p>5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Northeast Middle</text:p>
          </table:table-cell>
          <table:table-cell table:style-name="ce24" office:value-type="float" office:value="44">
            <text:p>44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44">
            <text:p>4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Northwestern High</text:p>
          </table:table-cell>
          <table:table-cell table:style-name="ce24" office:value-type="float" office:value="75">
            <text:p>75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6" office:value-type="float" office:value="79">
            <text:p>7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Patapsco Elementary/Middle</text:p>
          </table:table-cell>
          <table:table-cell table:style-name="ce24" office:value-type="float" office:value="3">
            <text:p>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Patterson High</text:p>
          </table:table-cell>
          <table:table-cell table:style-name="ce24" office:value-type="float" office:value="68">
            <text:p>68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6" office:value-type="float" office:value="73">
            <text:p>7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Patterson Park Public Charter School</text:p>
          </table:table-cell>
          <table:table-cell table:style-name="ce24" office:value-type="float" office:value="11">
            <text:p>11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1">
            <text:p>1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Paul Laurence Dunbar High</text:p>
          </table:table-cell>
          <table:table-cell table:style-name="ce24" office:value-type="float" office:value="27">
            <text:p>27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7">
            <text:p>2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Pimlico Elementary/Middle</text:p>
          </table:table-cell>
          <table:table-cell table:style-name="ce24" office:value-type="float" office:value="18">
            <text:p>18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Reginald F. Lewis High School</text:p>
          </table:table-cell>
          <table:table-cell table:style-name="ce24" office:value-type="float" office:value="10">
            <text:p>10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Renaissance Academy High</text:p>
          </table:table-cell>
          <table:table-cell table:style-name="ce24" office:value-type="float" office:value="43">
            <text:p>4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43">
            <text:p>4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Rognel Heights Elementary/Middle</text:p>
          </table:table-cell>
          <table:table-cell table:style-name="ce24" office:value-type="float" office:value="16">
            <text:p>16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6">
            <text:p>1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Roland Park Elementary/Middle</text:p>
          </table:table-cell>
          <table:table-cell table:style-name="ce24" office:value-type="float" office:value="7">
            <text:p>7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6" office:value-type="float" office:value="12">
            <text:p>1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Rosemont Elem/Middle</text:p>
          </table:table-cell>
          <table:table-cell table:style-name="ce24" office:value-type="float" office:value="5">
            <text:p>5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Southside Academy</text:p>
          </table:table-cell>
          <table:table-cell table:style-name="ce24" office:value-type="float" office:value="4">
            <text:p>4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Southwest Baltimore Charter School</text:p>
          </table:table-cell>
          <table:table-cell table:style-name="ce24" office:value-type="float" office:value="22">
            <text:p>2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2">
            <text:p>2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Stadium School Middle</text:p>
          </table:table-cell>
          <table:table-cell table:style-name="ce24" office:value-type="float" office:value="25">
            <text:p>25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Tench Tilghman Elem/Middle</text:p>
          </table:table-cell>
          <table:table-cell table:style-name="ce24" office:value-type="float" office:value="4">
            <text:p>4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The Crossroads School</text:p>
          </table:table-cell>
          <table:table-cell table:style-name="ce24" office:value-type="float" office:value="11">
            <text:p>11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1">
            <text:p>1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The Mount Washington School</text:p>
          </table:table-cell>
          <table:table-cell table:style-name="ce24" office:value-type="float" office:value="10">
            <text:p>10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The REACH! Partnership School</text:p>
          </table:table-cell>
          <table:table-cell table:style-name="ce24" office:value-type="float" office:value="119">
            <text:p>119</text:p>
          </table:table-cell>
          <table:table-cell table:style-name="ce30" office:value-type="float" office:value="2">
            <text:p>2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6" office:value-type="float" office:value="121">
            <text:p>12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Thomas Jefferson Elementary/Middle</text:p>
          </table:table-cell>
          <table:table-cell table:style-name="ce24" office:value-type="float" office:value="7">
            <text:p>7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7">
            <text:p>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Thomas Johnson Elem/Middle</text:p>
          </table:table-cell>
          <table:table-cell table:style-name="ce24"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Vanguard Collegiate Middle School</text:p>
          </table:table-cell>
          <table:table-cell table:style-name="ce24" office:value-type="float" office:value="21">
            <text:p>21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1">
            <text:p>2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Violetville Elementary/Middle</text:p>
          </table:table-cell>
          <table:table-cell table:style-name="ce24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7">
            <text:p>7</text:p>
          </table:table-cell>
          <table:table-cell table:style-name="ce36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Vivien T. Thomas Medical Arts Academy</text:p>
          </table:table-cell>
          <table:table-cell table:style-name="ce24" office:value-type="float" office:value="202">
            <text:p>202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203">
            <text:p>20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W.E.B. DuBois High</text:p>
          </table:table-cell>
          <table:table-cell table:style-name="ce24" office:value-type="float" office:value="11">
            <text:p>11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1">
            <text:p>1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Walter P. Carter Elementary/Middle</text:p>
          </table:table-cell>
          <table:table-cell table:style-name="ce24" office:value-type="float" office:value="9">
            <text:p>9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9">
            <text:p>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Waverly Elem/Middle</text:p>
          </table:table-cell>
          <table:table-cell table:style-name="ce24" office:value-type="float" office:value="3">
            <text:p>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Western High</text:p>
          </table:table-cell>
          <table:table-cell table:style-name="ce24" office:value-type="float" office:value="63">
            <text:p>63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6" office:value-type="float" office:value="69">
            <text:p>6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Westport Academy</text:p>
          </table:table-cell>
          <table:table-cell table:style-name="ce24" office:value-type="float" office:value="17">
            <text:p>17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William C. March Middle</text:p>
          </table:table-cell>
          <table:table-cell table:style-name="ce24" office:value-type="float" office:value="44">
            <text:p>44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44">
            <text:p>4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William Pinderhughes Elem/Middle</text:p>
          </table:table-cell>
          <table:table-cell table:style-name="ce24" office:value-type="float" office:value="12">
            <text:p>1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2">
            <text:p>1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Windsor Hills Elem/Middle</text:p>
          </table:table-cell>
          <table:table-cell table:style-name="ce24" office:value-type="float" office:value="18">
            <text:p>18</text:p>
          </table:table-cell>
          <table:table-cell table:style-name="ce30" office:value-type="float" office:value="2">
            <text:p>2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4"/>
          <table:table-cell table:style-name="ce15" office:value-type="string">
            <text:p>Woodhome Elementary/Middle</text:p>
          </table:table-cell>
          <table:table-cell table:style-name="ce25" office:value-type="float" office:value="17">
            <text:p>17</text:p>
          </table:table-cell>
          <table:table-cell table:number-columns-repeated="4" table:style-name="ce3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number-columns-repeated="1013"/>
        </table:table-row>
        <table:table-row table:style-name="ro2">
          <table:table-cell table:number-columns-repeated="2"/>
          <table:covered-table-cell table:style-name="ce7"/>
          <table:table-cell table:style-name="ce15" office:value-type="string" table:number-columns-spanned="2" table:number-rows-spanned="1">
            <text:p>Total</text:p>
          </table:table-cell>
          <table:covered-table-cell table:style-name="ce15"/>
          <table:table-cell table:style-name="ce25" office:value-type="float" office:value="3275">
            <text:p>3275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124">
            <text:p>124</text:p>
          </table:table-cell>
          <table:table-cell table:style-name="ce38" office:value-type="float" office:value="3423">
            <text:p>3423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 table:number-columns-spanned="1" table:number-rows-spanned="130">
            <text:p>Male</text:p>
          </table:table-cell>
          <table:table-cell table:style-name="ce14" office:value-type="string" table:number-columns-spanned="1" table:number-rows-spanned="129">
            <text:p>IncidentSchoolName</text:p>
          </table:table-cell>
          <table:table-cell table:style-name="ce20" office:value-type="string">
            <text:p>Academy for College and Career Exploration</text:p>
          </table:table-cell>
          <table:table-cell table:style-name="ce24" office:value-type="float" office:value="104">
            <text:p>10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6" office:value-type="float" office:value="107">
            <text:p>10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Achievement Academy @ Harbor City High</text:p>
          </table:table-cell>
          <table:table-cell table:style-name="ce24" office:value-type="float" office:value="15">
            <text:p>15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Afya Public Charter School</text:p>
          </table:table-cell>
          <table:table-cell table:style-name="ce24" office:value-type="float" office:value="26">
            <text:p>26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6">
            <text:p>2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Arlington Elementary/Middle</text:p>
          </table:table-cell>
          <table:table-cell table:style-name="ce24" office:value-type="float" office:value="32">
            <text:p>32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37">
            <text:p>3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Armistead Gardens Elementary/Middle</text:p>
          </table:table-cell>
          <table:table-cell table:style-name="ce24"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6" office:value-type="float" office:value="7">
            <text:p>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Arundel Elementary/Middle</text:p>
          </table:table-cell>
          <table:table-cell table:style-name="ce24" office:value-type="float" office:value="70">
            <text:p>70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70">
            <text:p>70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Augusta Fells Savage Institute of Visual Arts High</text:p>
          </table:table-cell>
          <table:table-cell table:style-name="ce24" office:value-type="float" office:value="20">
            <text:p>20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Antioch Diploma Plus High School</text:p>
          </table:table-cell>
          <table:table-cell table:style-name="ce24" office:value-type="float" office:value="44">
            <text:p>44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44">
            <text:p>4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City College</text:p>
          </table:table-cell>
          <table:table-cell table:style-name="ce24" office:value-type="float" office:value="25">
            <text:p>25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6" office:value-type="float" office:value="28">
            <text:p>2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Civitas Middle/High</text:p>
          </table:table-cell>
          <table:table-cell table:style-name="ce24" office:value-type="float" office:value="19">
            <text:p>19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Community High School</text:p>
          </table:table-cell>
          <table:table-cell table:style-name="ce24" office:value-type="float" office:value="10">
            <text:p>10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6" office:value-type="float" office:value="12">
            <text:p>1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Design School</text:p>
          </table:table-cell>
          <table:table-cell table:style-name="ce24" office:value-type="float" office:value="13">
            <text:p>1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3">
            <text:p>1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Freedom Academy</text:p>
          </table:table-cell>
          <table:table-cell table:style-name="ce24" office:value-type="float" office:value="71">
            <text:p>71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71">
            <text:p>7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International Academy</text:p>
          </table:table-cell>
          <table:table-cell table:style-name="ce24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IT Academy</text:p>
          </table:table-cell>
          <table:table-cell table:style-name="ce24" office:value-type="float" office:value="58">
            <text:p>58</text:p>
          </table:table-cell>
          <table:table-cell table:style-name="ce30" office:value-type="float" office:value="1">
            <text:p>1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6" office:value-type="float" office:value="59">
            <text:p>5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Liberation Diploma Plus High School</text:p>
          </table:table-cell>
          <table:table-cell table:style-name="ce24" office:value-type="float" office:value="8">
            <text:p>8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6" office:value-type="float" office:value="16">
            <text:p>1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Montessori Public Charter Middle School</text:p>
          </table:table-cell>
          <table:table-cell table:style-name="ce24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Polytechnic Institute</text:p>
          </table:table-cell>
          <table:table-cell table:style-name="ce24" office:value-type="float" office:value="16">
            <text:p>16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6">
            <text:p>1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Rising Star Academy@Laurence G. Paquin</text:p>
          </table:table-cell>
          <table:table-cell table:style-name="ce24" office:value-type="float" office:value="110">
            <text:p>110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10">
            <text:p>110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School for the Arts</text:p>
          </table:table-cell>
          <table:table-cell table:style-name="ce24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Talent Development High</text:p>
          </table:table-cell>
          <table:table-cell table:style-name="ce24" office:value-type="float" office:value="46">
            <text:p>46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46">
            <text:p>4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rclay Elementary/Middle</text:p>
          </table:table-cell>
          <table:table-cell table:style-name="ce24" office:value-type="float" office:value="4">
            <text:p>4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y-Brook Elementary/Middle</text:p>
          </table:table-cell>
          <table:table-cell table:style-name="ce24" office:value-type="float" office:value="21">
            <text:p>21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1">
            <text:p>2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eechfield Elementary/Middle</text:p>
          </table:table-cell>
          <table:table-cell table:style-name="ce24" office:value-type="float" office:value="35">
            <text:p>35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35">
            <text:p>3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enjamin Franklin High at Masonville Cove</text:p>
          </table:table-cell>
          <table:table-cell table:style-name="ce24" office:value-type="float" office:value="56">
            <text:p>56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7">
            <text:p>7</text:p>
          </table:table-cell>
          <table:table-cell table:style-name="ce36" office:value-type="float" office:value="66">
            <text:p>6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luford Drew Jemison STEM Academy Middle</text:p>
          </table:table-cell>
          <table:table-cell table:style-name="ce24" office:value-type="float" office:value="86">
            <text:p>86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87">
            <text:p>8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luford Drew Jemison STEM Academy West</text:p>
          </table:table-cell>
          <table:table-cell table:style-name="ce24" office:value-type="float" office:value="29">
            <text:p>29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9">
            <text:p>2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ooker T. Washington Middle</text:p>
          </table:table-cell>
          <table:table-cell table:style-name="ce24" office:value-type="float" office:value="194">
            <text:p>194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94">
            <text:p>19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alverton Elementary/Middle</text:p>
          </table:table-cell>
          <table:table-cell table:style-name="ce24" office:value-type="float" office:value="31">
            <text:p>31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31">
            <text:p>3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arver Vocational-Technical High</text:p>
          </table:table-cell>
          <table:table-cell table:style-name="ce24" office:value-type="float" office:value="69">
            <text:p>69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69">
            <text:p>6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herry Hill Elementary/Middle</text:p>
          </table:table-cell>
          <table:table-cell table:style-name="ce24" office:value-type="float" office:value="22">
            <text:p>2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2">
            <text:p>2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ity Neighbors Charter School</text:p>
          </table:table-cell>
          <table:table-cell table:style-name="ce24" office:value-type="float" office:value="1">
            <text:p>1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ity Neighbors Hamilton</text:p>
          </table:table-cell>
          <table:table-cell table:style-name="ce24"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6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ity Neighbors High School</text:p>
          </table:table-cell>
          <table:table-cell table:style-name="ce24" office:value-type="float" office:value="49">
            <text:p>49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6" office:value-type="float" office:value="52">
            <text:p>5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ity Springs Elem/Middle</text:p>
          </table:table-cell>
          <table:table-cell table:style-name="ce24" office:value-type="float" office:value="5">
            <text:p>5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oldstream Park Elem/Middle</text:p>
          </table:table-cell>
          <table:table-cell table:style-name="ce24" office:value-type="float" office:value="16">
            <text:p>16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6">
            <text:p>1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ollington Square Elem/Middle</text:p>
          </table:table-cell>
          <table:table-cell table:style-name="ce24" office:value-type="float" office:value="32">
            <text:p>3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32">
            <text:p>3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ommodore John Rodgers Elem/Middle</text:p>
          </table:table-cell>
          <table:table-cell table:style-name="ce24" office:value-type="float" office:value="42">
            <text:p>42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6" office:value-type="float" office:value="45">
            <text:p>4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onneXions: A Community Based Arts School</text:p>
          </table:table-cell>
          <table:table-cell table:style-name="ce24" office:value-type="float" office:value="28">
            <text:p>28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8">
            <text:p>2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oppin Academy</text:p>
          </table:table-cell>
          <table:table-cell table:style-name="ce24" office:value-type="float" office:value="2">
            <text:p>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ross Country Elementary/Middle</text:p>
          </table:table-cell>
          <table:table-cell table:style-name="ce24" office:value-type="float" office:value="7">
            <text:p>7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7">
            <text:p>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urtis Bay Elementary/Middle</text:p>
          </table:table-cell>
          <table:table-cell table:style-name="ce24" office:value-type="float" office:value="41">
            <text:p>41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1">
            <text:p>11</text:p>
          </table:table-cell>
          <table:table-cell table:style-name="ce36" office:value-type="float" office:value="55">
            <text:p>5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Dickey Hill Elementary/Middle</text:p>
          </table:table-cell>
          <table:table-cell table:style-name="ce24" office:value-type="float" office:value="18">
            <text:p>18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Digital Harbor High School</text:p>
          </table:table-cell>
          <table:table-cell table:style-name="ce24" office:value-type="float" office:value="207">
            <text:p>207</text:p>
          </table:table-cell>
          <table:table-cell table:number-columns-repeated="2" table:style-name="ce30"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4">
            <text:p>14</text:p>
          </table:table-cell>
          <table:table-cell table:style-name="ce36" office:value-type="float" office:value="228">
            <text:p>22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Dr. Carter Godwin Woodson</text:p>
          </table:table-cell>
          <table:table-cell table:style-name="ce24" office:value-type="float" office:value="6">
            <text:p>6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6" office:value-type="float" office:value="7">
            <text:p>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Dr. Martin Luther King, Jr. Elementary/Middle</text:p>
          </table:table-cell>
          <table:table-cell table:style-name="ce24" office:value-type="float" office:value="2">
            <text:p>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Dr. Nathan A. Pitts-Ashburton Elementary/Middle</text:p>
          </table:table-cell>
          <table:table-cell table:style-name="ce24" office:value-type="float" office:value="33">
            <text:p>3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33">
            <text:p>3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Dr. Rayner Browne Elem/Middle</text:p>
          </table:table-cell>
          <table:table-cell table:style-name="ce24" office:value-type="float" office:value="13">
            <text:p>1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3">
            <text:p>1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Edgecombe Circle Elem/Middle</text:p>
          </table:table-cell>
          <table:table-cell table:style-name="ce24" office:value-type="float" office:value="25">
            <text:p>25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Edmondson-Westside High</text:p>
          </table:table-cell>
          <table:table-cell table:style-name="ce24" office:value-type="float" office:value="72">
            <text:p>7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72">
            <text:p>7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Elmer A. Henderson: A Johns Hopkins Partnership</text:p>
          </table:table-cell>
          <table:table-cell table:style-name="ce24" office:value-type="float" office:value="5">
            <text:p>5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Empowerment Academy</text:p>
          </table:table-cell>
          <table:table-cell table:style-name="ce24" office:value-type="float" office:value="9">
            <text:p>9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9">
            <text:p>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Excel Academy @ Francis M. Wood High</text:p>
          </table:table-cell>
          <table:table-cell table:style-name="ce24" office:value-type="float" office:value="22">
            <text:p>2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2">
            <text:p>2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Fallstaff Elementary/Middle</text:p>
          </table:table-cell>
          <table:table-cell table:style-name="ce24" office:value-type="float" office:value="42">
            <text:p>4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42">
            <text:p>4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Forest Park High</text:p>
          </table:table-cell>
          <table:table-cell table:style-name="ce24" office:value-type="float" office:value="79">
            <text:p>79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79">
            <text:p>7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Francis Scott Key Elementary/Middle</text:p>
          </table:table-cell>
          <table:table-cell table:style-name="ce24" office:value-type="float" office:value="116">
            <text:p>11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119">
            <text:p>11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Franklin Square Elem/Middle</text:p>
          </table:table-cell>
          <table:table-cell table:style-name="ce24" office:value-type="float" office:value="37">
            <text:p>37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37">
            <text:p>3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Frederick Douglass High</text:p>
          </table:table-cell>
          <table:table-cell table:style-name="ce24" office:value-type="float" office:value="110">
            <text:p>110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10">
            <text:p>110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Friendship Academy of Engineering and Technology</text:p>
          </table:table-cell>
          <table:table-cell table:style-name="ce24" office:value-type="float" office:value="67">
            <text:p>67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6" office:value-type="float" office:value="69">
            <text:p>6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Friendship Academy of Science and Technology</text:p>
          </table:table-cell>
          <table:table-cell table:style-name="ce24" office:value-type="float" office:value="120">
            <text:p>120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">
            <text:p>2</text:p>
          </table:table-cell>
          <table:table-cell table:style-name="ce36" office:value-type="float" office:value="126">
            <text:p>12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Garrett Heights Elementary/Middle</text:p>
          </table:table-cell>
          <table:table-cell table:style-name="ce24" office:value-type="float" office:value="16">
            <text:p>16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6">
            <text:p>1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Garrison Middle</text:p>
          </table:table-cell>
          <table:table-cell table:style-name="ce24" office:value-type="float" office:value="82">
            <text:p>8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82">
            <text:p>8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George W. F. McMechen</text:p>
          </table:table-cell>
          <table:table-cell table:style-name="ce24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Glenmount Elementary/Middle</text:p>
          </table:table-cell>
          <table:table-cell table:style-name="ce24" office:value-type="float" office:value="41">
            <text:p>4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6" office:value-type="float" office:value="44">
            <text:p>4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Green Street Academy</text:p>
          </table:table-cell>
          <table:table-cell table:style-name="ce24" office:value-type="float" office:value="20">
            <text:p>20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Grove Park Elementary/Middle</text:p>
          </table:table-cell>
          <table:table-cell table:style-name="ce24" office:value-type="float" office:value="44">
            <text:p>44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44">
            <text:p>4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Guilford Elementary/Middle</text:p>
          </table:table-cell>
          <table:table-cell table:style-name="ce24" office:value-type="float" office:value="8">
            <text:p>8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Hamilton Elementary/Middle</text:p>
          </table:table-cell>
          <table:table-cell table:style-name="ce24" office:value-type="float" office:value="39">
            <text:p>39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6" office:value-type="float" office:value="42">
            <text:p>4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Hampden Elem/Middle</text:p>
          </table:table-cell>
          <table:table-cell table:style-name="ce24"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6"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Hampstead Hill Academy Elem/Middle</text:p>
          </table:table-cell>
          <table:table-cell table:style-name="ce24" office:value-type="float" office:value="17">
            <text:p>17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style-name="ce36" office:value-type="float" office:value="23">
            <text:p>2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Harlem Park Elem/Middle</text:p>
          </table:table-cell>
          <table:table-cell table:style-name="ce24" office:value-type="float" office:value="44">
            <text:p>44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44">
            <text:p>4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Hazelwood Elementary/Middle</text:p>
          </table:table-cell>
          <table:table-cell table:style-name="ce24" office:value-type="float" office:value="31">
            <text:p>3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6" office:value-type="float" office:value="32">
            <text:p>3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Heritage High School</text:p>
          </table:table-cell>
          <table:table-cell table:style-name="ce24" office:value-type="float" office:value="99">
            <text:p>99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99">
            <text:p>9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Highlandtown Elementary/Middle #215</text:p>
          </table:table-cell>
          <table:table-cell table:style-name="ce24" office:value-type="float" office:value="17">
            <text:p>17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22">
            <text:p>2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Highlandtown Elementary/Middle #237</text:p>
          </table:table-cell>
          <table:table-cell table:style-name="ce24" office:value-type="float" office:value="7">
            <text:p>7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6" office:value-type="float" office:value="12">
            <text:p>1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Holabird Elementary/Middle</text:p>
          </table:table-cell>
          <table:table-cell table:style-name="ce24" office:value-type="float" office:value="5">
            <text:p>5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6">
            <text:p>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Independence School Local I</text:p>
          </table:table-cell>
          <table:table-cell table:style-name="ce24" office:value-type="float" office:value="3">
            <text:p>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Inner Harbor East Academy</text:p>
          </table:table-cell>
          <table:table-cell table:style-name="ce24" office:value-type="float" office:value="3">
            <text:p>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James McHenry Elem/Middle</text:p>
          </table:table-cell>
          <table:table-cell table:style-name="ce24" office:value-type="float" office:value="87">
            <text:p>87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6" office:value-type="float" office:value="90">
            <text:p>90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John Ruhrah Elementary/Middle</text:p>
          </table:table-cell>
          <table:table-cell table:style-name="ce24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6">
            <text:p>16</text:p>
          </table:table-cell>
          <table:table-cell table:style-name="ce36" office:value-type="float" office:value="18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K.I.P.P. Ujima Village Academy</text:p>
          </table:table-cell>
          <table:table-cell table:style-name="ce24" office:value-type="float" office:value="69">
            <text:p>69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69">
            <text:p>6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KASA (Knowledge and Success Academy)</text:p>
          </table:table-cell>
          <table:table-cell table:style-name="ce24" office:value-type="float" office:value="101">
            <text:p>101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6" office:value-type="float" office:value="109">
            <text:p>10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Lakeland Elementary/Middle</text:p>
          </table:table-cell>
          <table:table-cell table:style-name="ce24" office:value-type="float" office:value="29">
            <text:p>29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7">
            <text:p>7</text:p>
          </table:table-cell>
          <table:table-cell table:style-name="ce36" office:value-type="float" office:value="39">
            <text:p>3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Maree G. Farring Elementary/Middle</text:p>
          </table:table-cell>
          <table:table-cell table:style-name="ce24" office:value-type="float" office:value="26">
            <text:p>26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6" office:value-type="float" office:value="31">
            <text:p>3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Margaret Brent Elem/Middle</text:p>
          </table:table-cell>
          <table:table-cell table:style-name="ce24" office:value-type="float" office:value="5">
            <text:p>5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Maritime Industries Academy High</text:p>
          </table:table-cell>
          <table:table-cell table:style-name="ce24" office:value-type="float" office:value="77">
            <text:p>77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78">
            <text:p>7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MD Academy of Technology and Health Sciences</text:p>
          </table:table-cell>
          <table:table-cell table:style-name="ce24" office:value-type="float" office:value="12">
            <text:p>1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2">
            <text:p>1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Mergenthaler Vocational-Technical High</text:p>
          </table:table-cell>
          <table:table-cell table:style-name="ce24" office:value-type="float" office:value="208">
            <text:p>208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1">
            <text:p>11</text:p>
          </table:table-cell>
          <table:table-cell table:style-name="ce36" office:value-type="float" office:value="219">
            <text:p>21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Midtown Academy</text:p>
          </table:table-cell>
          <table:table-cell table:style-name="ce24" office:value-type="float" office:value="5">
            <text:p>5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Montebello Elementary/Middle</text:p>
          </table:table-cell>
          <table:table-cell table:style-name="ce24" office:value-type="float" office:value="37">
            <text:p>37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37">
            <text:p>3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Morrell Park Elementary/Middle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2">
            <text:p>12</text:p>
          </table:table-cell>
          <table:table-cell table:style-name="ce36" office:value-type="float" office:value="22">
            <text:p>2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Mount Royal Elementary/Middle</text:p>
          </table:table-cell>
          <table:table-cell table:style-name="ce24" office:value-type="float" office:value="14">
            <text:p>14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4">
            <text:p>1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N.A.C.A. Freedom and Democracy Academy II</text:p>
          </table:table-cell>
          <table:table-cell table:style-name="ce24" office:value-type="float" office:value="16">
            <text:p>16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6">
            <text:p>1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National Academy Foundation</text:p>
          </table:table-cell>
          <table:table-cell table:style-name="ce24" office:value-type="float" office:value="99">
            <text:p>99</text:p>
          </table:table-cell>
          <table:table-cell table:style-name="ce30" office:value-type="float" office:value="0">
            <text:p>0</text:p>
          </table:table-cell>
          <table:table-cell table:number-columns-repeated="2"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6" office:value-type="float" office:value="103">
            <text:p>10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New Era Academy</text:p>
          </table:table-cell>
          <table:table-cell table:style-name="ce24" office:value-type="float" office:value="65">
            <text:p>65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66">
            <text:p>6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New Hope Academy</text:p>
          </table:table-cell>
          <table:table-cell table:style-name="ce24" office:value-type="float" office:value="16">
            <text:p>16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6">
            <text:p>1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North Bend Elementary/Middle</text:p>
          </table:table-cell>
          <table:table-cell table:style-name="ce24" office:value-type="float" office:value="15">
            <text:p>15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Northeast Middle</text:p>
          </table:table-cell>
          <table:table-cell table:style-name="ce24" office:value-type="float" office:value="60">
            <text:p>60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61">
            <text:p>6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Northwestern High</text:p>
          </table:table-cell>
          <table:table-cell table:style-name="ce24" office:value-type="float" office:value="110">
            <text:p>110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111">
            <text:p>11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Patapsco Elementary/Middle</text:p>
          </table:table-cell>
          <table:table-cell table:style-name="ce24" office:value-type="float" office:value="23">
            <text:p>2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3">
            <text:p>2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Patterson High</text:p>
          </table:table-cell>
          <table:table-cell table:style-name="ce24" office:value-type="float" office:value="139">
            <text:p>13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36" office:value-type="float" office:value="145">
            <text:p>14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Patterson Park Public Charter School</text:p>
          </table:table-cell>
          <table:table-cell table:style-name="ce24" office:value-type="float" office:value="12">
            <text:p>12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6" office:value-type="float" office:value="13">
            <text:p>1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Paul Laurence Dunbar High</text:p>
          </table:table-cell>
          <table:table-cell table:style-name="ce24" office:value-type="float" office:value="68">
            <text:p>68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68">
            <text:p>6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Pimlico Elementary/Middle</text:p>
          </table:table-cell>
          <table:table-cell table:style-name="ce24" office:value-type="float" office:value="62">
            <text:p>6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62">
            <text:p>6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Reginald F. Lewis High School</text:p>
          </table:table-cell>
          <table:table-cell table:style-name="ce24" office:value-type="float" office:value="17">
            <text:p>17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Renaissance Academy High</text:p>
          </table:table-cell>
          <table:table-cell table:style-name="ce24" office:value-type="float" office:value="53">
            <text:p>5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53">
            <text:p>5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Rognel Heights Elementary/Middle</text:p>
          </table:table-cell>
          <table:table-cell table:style-name="ce24" office:value-type="float" office:value="6">
            <text:p>6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6">
            <text:p>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Roland Park Elementary/Middle</text:p>
          </table:table-cell>
          <table:table-cell table:style-name="ce24" office:value-type="float" office:value="29">
            <text:p>29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30">
            <text:p>30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Rosemont Elem/Middle</text:p>
          </table:table-cell>
          <table:table-cell table:style-name="ce24" office:value-type="float" office:value="9">
            <text:p>9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9">
            <text:p>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Southside Academy</text:p>
          </table:table-cell>
          <table:table-cell table:style-name="ce24" office:value-type="float" office:value="6">
            <text:p>6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6">
            <text:p>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Southwest Baltimore Charter School</text:p>
          </table:table-cell>
          <table:table-cell table:style-name="ce24" office:value-type="float" office:value="23">
            <text:p>23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24">
            <text:p>2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Stadium School Middle</text:p>
          </table:table-cell>
          <table:table-cell table:style-name="ce24" office:value-type="float" office:value="102">
            <text:p>10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02">
            <text:p>10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Tench Tilghman Elem/Middle</text:p>
          </table:table-cell>
          <table:table-cell table:style-name="ce24" office:value-type="float" office:value="14">
            <text:p>14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4">
            <text:p>1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The Crossroads School</text:p>
          </table:table-cell>
          <table:table-cell table:style-name="ce24" office:value-type="float" office:value="13">
            <text:p>1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" table:style-name="ce30" office:value-type="float" office:value="2">
            <text:p>2</text:p>
          </table:table-cell>
          <table:table-cell table:style-name="ce36" office:value-type="float" office:value="17">
            <text:p>1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The Mount Washington School</text:p>
          </table:table-cell>
          <table:table-cell table:style-name="ce24" office:value-type="float" office:value="8">
            <text:p>8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The REACH! Partnership School</text:p>
          </table:table-cell>
          <table:table-cell table:style-name="ce24" office:value-type="float" office:value="87">
            <text:p>87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87">
            <text:p>8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Thomas Jefferson Elementary/Middle</text:p>
          </table:table-cell>
          <table:table-cell table:style-name="ce24" office:value-type="float" office:value="20">
            <text:p>20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Thomas Johnson Elem/Middle</text:p>
          </table:table-cell>
          <table:table-cell table:style-name="ce24" office:value-type="float" office:value="5">
            <text:p>5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6">
            <text:p>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Vanguard Collegiate Middle School</text:p>
          </table:table-cell>
          <table:table-cell table:style-name="ce24" office:value-type="float" office:value="32">
            <text:p>3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32">
            <text:p>3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Violetville Elementary/Middle</text:p>
          </table:table-cell>
          <table:table-cell table:style-name="ce24" office:value-type="float" office:value="16">
            <text:p>16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6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Vivien T. Thomas Medical Arts Academy</text:p>
          </table:table-cell>
          <table:table-cell table:style-name="ce24" office:value-type="float" office:value="3">
            <text:p>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W.E.B. DuBois High</text:p>
          </table:table-cell>
          <table:table-cell table:style-name="ce24" office:value-type="float" office:value="24">
            <text:p>24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6" office:value-type="float" office:value="29">
            <text:p>2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Walter P. Carter Elementary/Middle</text:p>
          </table:table-cell>
          <table:table-cell table:style-name="ce24" office:value-type="float" office:value="14">
            <text:p>14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4">
            <text:p>1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Waverly Elem/Middle</text:p>
          </table:table-cell>
          <table:table-cell table:style-name="ce24" office:value-type="float" office:value="6">
            <text:p>6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7">
            <text:p>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Westport Academy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11">
            <text:p>1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William C. March Middle</text:p>
          </table:table-cell>
          <table:table-cell table:style-name="ce24" office:value-type="float" office:value="44">
            <text:p>44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44">
            <text:p>4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William Pinderhughes Elem/Middle</text:p>
          </table:table-cell>
          <table:table-cell table:style-name="ce24" office:value-type="float" office:value="3">
            <text:p>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Windsor Hills Elem/Middle</text:p>
          </table:table-cell>
          <table:table-cell table:style-name="ce24" office:value-type="float" office:value="21">
            <text:p>21</text:p>
          </table:table-cell>
          <table:table-cell table:style-name="ce30" office:value-type="float" office:value="2">
            <text:p>2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6" office:value-type="float" office:value="23">
            <text:p>2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4"/>
          <table:table-cell table:style-name="ce15" office:value-type="string">
            <text:p>Woodhome Elementary/Middle</text:p>
          </table:table-cell>
          <table:table-cell table:style-name="ce25" office:value-type="float" office:value="17">
            <text:p>17</text:p>
          </table:table-cell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37" office:value-type="float" office:value="22">
            <text:p>22</text:p>
          </table:table-cell>
          <table:table-cell table:number-columns-repeated="1013"/>
        </table:table-row>
        <table:table-row table:style-name="ro2">
          <table:table-cell table:number-columns-repeated="2"/>
          <table:covered-table-cell table:style-name="ce7"/>
          <table:table-cell table:style-name="ce15" office:value-type="string" table:number-columns-spanned="2" table:number-rows-spanned="1">
            <text:p>Total</text:p>
          </table:table-cell>
          <table:covered-table-cell table:style-name="ce15"/>
          <table:table-cell table:style-name="ce25" office:value-type="float" office:value="4868">
            <text:p>4868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40">
            <text:p>40</text:p>
          </table:table-cell>
          <table:table-cell table:style-name="ce31" office:value-type="float" office:value="176">
            <text:p>176</text:p>
          </table:table-cell>
          <table:table-cell table:style-name="ce38" office:value-type="float" office:value="5104">
            <text:p>510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table:number-columns-spanned="1" table:number-rows-spanned="133">
            <text:p>Total</text:p>
          </table:table-cell>
          <table:table-cell table:style-name="ce14" office:value-type="string" table:number-columns-spanned="1" table:number-rows-spanned="132">
            <text:p>IncidentSchoolName</text:p>
          </table:table-cell>
          <table:table-cell table:style-name="ce20" office:value-type="string">
            <text:p>Academy for College and Career Exploration</text:p>
          </table:table-cell>
          <table:table-cell table:style-name="ce24" office:value-type="float" office:value="159">
            <text:p>15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6" office:value-type="float" office:value="162">
            <text:p>16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Achievement Academy @ Harbor City High</text:p>
          </table:table-cell>
          <table:table-cell table:style-name="ce24" office:value-type="float" office:value="27">
            <text:p>27</text:p>
          </table:table-cell>
          <table:table-cell table:style-name="ce30" office:value-type="float" office:value="2">
            <text:p>2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6" office:value-type="float" office:value="29">
            <text:p>2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Afya Public Charter School</text:p>
          </table:table-cell>
          <table:table-cell table:style-name="ce24" office:value-type="float" office:value="32">
            <text:p>3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32">
            <text:p>3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Arlington Elementary/Middle</text:p>
          </table:table-cell>
          <table:table-cell table:style-name="ce24" office:value-type="float" office:value="41">
            <text:p>4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46">
            <text:p>4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Armistead Gardens Elementary/Middle</text:p>
          </table:table-cell>
          <table:table-cell table:style-name="ce24" office:value-type="float" office:value="8">
            <text:p>8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6" office:value-type="float" office:value="18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Arundel Elementary/Middle</text:p>
          </table:table-cell>
          <table:table-cell table:style-name="ce24" office:value-type="float" office:value="93">
            <text:p>9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93">
            <text:p>9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Augusta Fells Savage Institute of Visual Arts High</text:p>
          </table:table-cell>
          <table:table-cell table:style-name="ce24" office:value-type="float" office:value="34">
            <text:p>34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34">
            <text:p>3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Antioch Diploma Plus High School</text:p>
          </table:table-cell>
          <table:table-cell table:style-name="ce24" office:value-type="float" office:value="68">
            <text:p>68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68">
            <text:p>6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City College</text:p>
          </table:table-cell>
          <table:table-cell table:style-name="ce24" office:value-type="float" office:value="46">
            <text:p>46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6" office:value-type="float" office:value="49">
            <text:p>4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Civitas Middle/High</text:p>
          </table:table-cell>
          <table:table-cell table:style-name="ce24" office:value-type="float" office:value="26">
            <text:p>26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6" office:value-type="float" office:value="27">
            <text:p>2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Community High School</text:p>
          </table:table-cell>
          <table:table-cell table:style-name="ce24" office:value-type="float" office:value="16">
            <text:p>16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Design School</text:p>
          </table:table-cell>
          <table:table-cell table:style-name="ce24" office:value-type="float" office:value="61">
            <text:p>61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62">
            <text:p>6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Freedom Academy</text:p>
          </table:table-cell>
          <table:table-cell table:style-name="ce24" office:value-type="float" office:value="143">
            <text:p>14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43">
            <text:p>14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International Academy</text:p>
          </table:table-cell>
          <table:table-cell table:style-name="ce24" office:value-type="float" office:value="3">
            <text:p>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IT Academy</text:p>
          </table:table-cell>
          <table:table-cell table:style-name="ce24" office:value-type="float" office:value="96">
            <text:p>96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6" office:value-type="float" office:value="99">
            <text:p>9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Leadership School for Young Women</text:p>
          </table:table-cell>
          <table:table-cell table:style-name="ce24" office:value-type="float" office:value="11">
            <text:p>1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6" office:value-type="float" office:value="12">
            <text:p>1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Liberation Diploma Plus High School</text:p>
          </table:table-cell>
          <table:table-cell table:style-name="ce24" office:value-type="float" office:value="19">
            <text:p>19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6" office:value-type="float" office:value="27">
            <text:p>2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Montessori Public Charter Middle School</text:p>
          </table:table-cell>
          <table:table-cell table:style-name="ce24" office:value-type="float" office:value="9">
            <text:p>9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9">
            <text:p>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Polytechnic Institute</text:p>
          </table:table-cell>
          <table:table-cell table:style-name="ce24" office:value-type="float" office:value="16">
            <text:p>16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6" office:value-type="float" office:value="19">
            <text:p>1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Rising Star Academy@Laurence G. Paquin</text:p>
          </table:table-cell>
          <table:table-cell table:style-name="ce24" office:value-type="float" office:value="160">
            <text:p>160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60">
            <text:p>160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School for the Arts</text:p>
          </table:table-cell>
          <table:table-cell table:style-name="ce24" office:value-type="float" office:value="2">
            <text:p>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ltimore Talent Development High</text:p>
          </table:table-cell>
          <table:table-cell table:style-name="ce24" office:value-type="float" office:value="112">
            <text:p>11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12">
            <text:p>11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rclay Elementary/Middle</text:p>
          </table:table-cell>
          <table:table-cell table:style-name="ce24" office:value-type="float" office:value="16">
            <text:p>16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6">
            <text:p>1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ay-Brook Elementary/Middle</text:p>
          </table:table-cell>
          <table:table-cell table:style-name="ce24" office:value-type="float" office:value="35">
            <text:p>3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" table:style-name="ce30" office:value-type="float" office:value="1">
            <text:p>1</text:p>
          </table:table-cell>
          <table:table-cell table:style-name="ce36" office:value-type="float" office:value="37">
            <text:p>3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eechfield Elementary/Middle</text:p>
          </table:table-cell>
          <table:table-cell table:style-name="ce24" office:value-type="float" office:value="68">
            <text:p>68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68">
            <text:p>6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enjamin Franklin High at Masonville Cove</text:p>
          </table:table-cell>
          <table:table-cell table:style-name="ce24" office:value-type="float" office:value="95">
            <text:p>95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5">
            <text:p>15</text:p>
          </table:table-cell>
          <table:table-cell table:style-name="ce36" office:value-type="float" office:value="113">
            <text:p>11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luford Drew Jemison STEM Academy Middle</text:p>
          </table:table-cell>
          <table:table-cell table:style-name="ce24" office:value-type="float" office:value="86">
            <text:p>86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87">
            <text:p>8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luford Drew Jemison STEM Academy West</text:p>
          </table:table-cell>
          <table:table-cell table:style-name="ce24" office:value-type="float" office:value="29">
            <text:p>29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9">
            <text:p>2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Booker T. Washington Middle</text:p>
          </table:table-cell>
          <table:table-cell table:style-name="ce24" office:value-type="float" office:value="303">
            <text:p>30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303">
            <text:p>30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alverton Elementary/Middle</text:p>
          </table:table-cell>
          <table:table-cell table:style-name="ce24" office:value-type="float" office:value="45">
            <text:p>45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45">
            <text:p>4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arver Vocational-Technical High</text:p>
          </table:table-cell>
          <table:table-cell table:style-name="ce24" office:value-type="float" office:value="140">
            <text:p>140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40">
            <text:p>140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herry Hill Elementary/Middle</text:p>
          </table:table-cell>
          <table:table-cell table:style-name="ce24" office:value-type="float" office:value="35">
            <text:p>35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35">
            <text:p>3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ity Neighbors Charter School</text:p>
          </table:table-cell>
          <table:table-cell table:style-name="ce24" office:value-type="float" office:value="1">
            <text:p>1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ity Neighbors Hamilton</text:p>
          </table:table-cell>
          <table:table-cell table:style-name="ce24"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6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ity Neighbors High School</text:p>
          </table:table-cell>
          <table:table-cell table:style-name="ce24" office:value-type="float" office:value="78">
            <text:p>78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9">
            <text:p>9</text:p>
          </table:table-cell>
          <table:table-cell table:style-name="ce36" office:value-type="float" office:value="88">
            <text:p>8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ity Springs Elem/Middle</text:p>
          </table:table-cell>
          <table:table-cell table:style-name="ce24" office:value-type="float" office:value="8">
            <text:p>8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oldstream Park Elem/Middle</text:p>
          </table:table-cell>
          <table:table-cell table:style-name="ce24" office:value-type="float" office:value="33">
            <text:p>3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33">
            <text:p>3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ollington Square Elem/Middle</text:p>
          </table:table-cell>
          <table:table-cell table:style-name="ce24" office:value-type="float" office:value="79">
            <text:p>79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79">
            <text:p>7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ommodore John Rodgers Elem/Middle</text:p>
          </table:table-cell>
          <table:table-cell table:style-name="ce24" office:value-type="float" office:value="101">
            <text:p>10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6" office:value-type="float" office:value="105">
            <text:p>10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onneXions: A Community Based Arts School</text:p>
          </table:table-cell>
          <table:table-cell table:style-name="ce24" office:value-type="float" office:value="43">
            <text:p>43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44">
            <text:p>4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oppin Academy</text:p>
          </table:table-cell>
          <table:table-cell table:style-name="ce24" office:value-type="float" office:value="18">
            <text:p>18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ross Country Elementary/Middle</text:p>
          </table:table-cell>
          <table:table-cell table:style-name="ce24" office:value-type="float" office:value="8">
            <text:p>8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Curtis Bay Elementary/Middle</text:p>
          </table:table-cell>
          <table:table-cell table:style-name="ce24" office:value-type="float" office:value="61">
            <text:p>61</text:p>
          </table:table-cell>
          <table:table-cell table:style-name="ce30" office:value-type="float" office:value="9">
            <text:p>9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8">
            <text:p>18</text:p>
          </table:table-cell>
          <table:table-cell table:style-name="ce36" office:value-type="float" office:value="88">
            <text:p>8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Dickey Hill Elementary/Middle</text:p>
          </table:table-cell>
          <table:table-cell table:style-name="ce24" office:value-type="float" office:value="32">
            <text:p>3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32">
            <text:p>3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Digital Harbor High School</text:p>
          </table:table-cell>
          <table:table-cell table:style-name="ce24" office:value-type="float" office:value="308">
            <text:p>308</text:p>
          </table:table-cell>
          <table:table-cell table:number-columns-repeated="2" table:style-name="ce30" office:value-type="float" office:value="1">
            <text:p>1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15">
            <text:p>15</text:p>
          </table:table-cell>
          <table:table-cell table:style-name="ce36" office:value-type="float" office:value="334">
            <text:p>33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Dr. Carter Godwin Woodson</text:p>
          </table:table-cell>
          <table:table-cell table:style-name="ce24" office:value-type="float" office:value="9">
            <text:p>9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6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Dr. Martin Luther King, Jr. Elementary/Middle</text:p>
          </table:table-cell>
          <table:table-cell table:style-name="ce24" office:value-type="float" office:value="2">
            <text:p>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Dr. Nathan A. Pitts-Ashburton Elementary/Middle</text:p>
          </table:table-cell>
          <table:table-cell table:style-name="ce24" office:value-type="float" office:value="70">
            <text:p>70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6" office:value-type="float" office:value="74">
            <text:p>7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Dr. Rayner Browne Elem/Middle</text:p>
          </table:table-cell>
          <table:table-cell table:style-name="ce24" office:value-type="float" office:value="21">
            <text:p>21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6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Edgecombe Circle Elem/Middle</text:p>
          </table:table-cell>
          <table:table-cell table:style-name="ce24" office:value-type="float" office:value="50">
            <text:p>50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Edmondson-Westside High</text:p>
          </table:table-cell>
          <table:table-cell table:style-name="ce24" office:value-type="float" office:value="127">
            <text:p>127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27">
            <text:p>12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Elmer A. Henderson: A Johns Hopkins Partnership</text:p>
          </table:table-cell>
          <table:table-cell table:style-name="ce24" office:value-type="float" office:value="13">
            <text:p>1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3">
            <text:p>1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Empowerment Academy</text:p>
          </table:table-cell>
          <table:table-cell table:style-name="ce24" office:value-type="float" office:value="13">
            <text:p>1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3">
            <text:p>1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Excel Academy @ Francis M. Wood High</text:p>
          </table:table-cell>
          <table:table-cell table:style-name="ce24" office:value-type="float" office:value="35">
            <text:p>35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35">
            <text:p>3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Fallstaff Elementary/Middle</text:p>
          </table:table-cell>
          <table:table-cell table:style-name="ce24" office:value-type="float" office:value="70">
            <text:p>70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70">
            <text:p>70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Forest Park High</text:p>
          </table:table-cell>
          <table:table-cell table:style-name="ce24" office:value-type="float" office:value="122">
            <text:p>12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22">
            <text:p>12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Francis Scott Key Elementary/Middle</text:p>
          </table:table-cell>
          <table:table-cell table:style-name="ce24" office:value-type="float" office:value="169">
            <text:p>16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6" office:value-type="float" office:value="181">
            <text:p>18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Franklin Square Elem/Middle</text:p>
          </table:table-cell>
          <table:table-cell table:style-name="ce24" office:value-type="float" office:value="69">
            <text:p>69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69">
            <text:p>6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Frederick Douglass High</text:p>
          </table:table-cell>
          <table:table-cell table:style-name="ce24" office:value-type="float" office:value="168">
            <text:p>168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68">
            <text:p>16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Friendship Academy of Engineering and Technology</text:p>
          </table:table-cell>
          <table:table-cell table:style-name="ce24" office:value-type="float" office:value="86">
            <text:p>86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6" office:value-type="float" office:value="88">
            <text:p>8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Friendship Academy of Science and Technology</text:p>
          </table:table-cell>
          <table:table-cell table:style-name="ce24" office:value-type="float" office:value="207">
            <text:p>207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">
            <text:p>2</text:p>
          </table:table-cell>
          <table:table-cell table:style-name="ce36" office:value-type="float" office:value="214">
            <text:p>21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Garrett Heights Elementary/Middle</text:p>
          </table:table-cell>
          <table:table-cell table:style-name="ce24" office:value-type="float" office:value="26">
            <text:p>26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6">
            <text:p>2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Garrison Middle</text:p>
          </table:table-cell>
          <table:table-cell table:style-name="ce24" office:value-type="float" office:value="137">
            <text:p>137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37">
            <text:p>13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George W. F. McMechen</text:p>
          </table:table-cell>
          <table:table-cell table:style-name="ce24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Glenmount Elementary/Middle</text:p>
          </table:table-cell>
          <table:table-cell table:style-name="ce24" office:value-type="float" office:value="42">
            <text:p>4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6" office:value-type="float" office:value="45">
            <text:p>4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Graceland Park/O'Donnell Heights Elementary/Middle</text:p>
          </table:table-cell>
          <table:table-cell table:style-name="ce24" office:value-type="float" office:value="6">
            <text:p>6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6">
            <text:p>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Green Street Academy</text:p>
          </table:table-cell>
          <table:table-cell table:style-name="ce24" office:value-type="float" office:value="22">
            <text:p>2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2">
            <text:p>2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Grove Park Elementary/Middle</text:p>
          </table:table-cell>
          <table:table-cell table:style-name="ce24" office:value-type="float" office:value="52">
            <text:p>5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52">
            <text:p>5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Guilford Elementary/Middle</text:p>
          </table:table-cell>
          <table:table-cell table:style-name="ce24" office:value-type="float" office:value="15">
            <text:p>15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Hamilton Elementary/Middle</text:p>
          </table:table-cell>
          <table:table-cell table:style-name="ce24" office:value-type="float" office:value="45">
            <text:p>45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6" office:value-type="float" office:value="49">
            <text:p>4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Hampden Elem/Middle</text:p>
          </table:table-cell>
          <table:table-cell table:style-name="ce24"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6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Hampstead Hill Academy Elem/Middle</text:p>
          </table:table-cell>
          <table:table-cell table:style-name="ce24" office:value-type="float" office:value="21">
            <text:p>2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style-name="ce36" office:value-type="float" office:value="29">
            <text:p>2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Harlem Park Elem/Middle</text:p>
          </table:table-cell>
          <table:table-cell table:style-name="ce24" office:value-type="float" office:value="77">
            <text:p>77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77">
            <text:p>7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Hazelwood Elementary/Middle</text:p>
          </table:table-cell>
          <table:table-cell table:style-name="ce24" office:value-type="float" office:value="53">
            <text:p>53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6" office:value-type="float" office:value="54">
            <text:p>5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Heritage High School</text:p>
          </table:table-cell>
          <table:table-cell table:style-name="ce24" office:value-type="float" office:value="172">
            <text:p>17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72">
            <text:p>17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Highlandtown Elementary/Middle #215</text:p>
          </table:table-cell>
          <table:table-cell table:style-name="ce24" office:value-type="float" office:value="29">
            <text:p>29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34">
            <text:p>3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Highlandtown Elementary/Middle #237</text:p>
          </table:table-cell>
          <table:table-cell table:style-name="ce24" office:value-type="float" office:value="14">
            <text:p>14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6" office:value-type="float" office:value="21">
            <text:p>2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Holabird Elementary/Middle</text:p>
          </table:table-cell>
          <table:table-cell table:style-name="ce24" office:value-type="float" office:value="6">
            <text:p>6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7">
            <text:p>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Independence School Local I</text:p>
          </table:table-cell>
          <table:table-cell table:style-name="ce24" office:value-type="float" office:value="5">
            <text:p>5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6">
            <text:p>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Inner Harbor East Academy</text:p>
          </table:table-cell>
          <table:table-cell table:style-name="ce24" office:value-type="float" office:value="4">
            <text:p>4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James McHenry Elem/Middle</text:p>
          </table:table-cell>
          <table:table-cell table:style-name="ce24" office:value-type="float" office:value="128">
            <text:p>128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6" office:value-type="float" office:value="133">
            <text:p>13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John Ruhrah Elementary/Middle</text:p>
          </table:table-cell>
          <table:table-cell table:style-name="ce24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8">
            <text:p>18</text:p>
          </table:table-cell>
          <table:table-cell table:style-name="ce36" office:value-type="float" office:value="20">
            <text:p>20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K.I.P.P. Ujima Village Academy</text:p>
          </table:table-cell>
          <table:table-cell table:style-name="ce24" office:value-type="float" office:value="111">
            <text:p>111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11">
            <text:p>11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KASA (Knowledge and Success Academy)</text:p>
          </table:table-cell>
          <table:table-cell table:style-name="ce24" office:value-type="float" office:value="149">
            <text:p>149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6" office:value-type="float" office:value="157">
            <text:p>15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Lakeland Elementary/Middle</text:p>
          </table:table-cell>
          <table:table-cell table:style-name="ce24" office:value-type="float" office:value="42">
            <text:p>42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7">
            <text:p>7</text:p>
          </table:table-cell>
          <table:table-cell table:style-name="ce36" office:value-type="float" office:value="52">
            <text:p>5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Maree G. Farring Elementary/Middle</text:p>
          </table:table-cell>
          <table:table-cell table:style-name="ce24" office:value-type="float" office:value="37">
            <text:p>37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28">
            <text:p>28</text:p>
          </table:table-cell>
          <table:table-cell table:style-name="ce36" office:value-type="float" office:value="65">
            <text:p>6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Margaret Brent Elem/Middle</text:p>
          </table:table-cell>
          <table:table-cell table:style-name="ce24" office:value-type="float" office:value="7">
            <text:p>7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7">
            <text:p>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Maritime Industries Academy High</text:p>
          </table:table-cell>
          <table:table-cell table:style-name="ce24" office:value-type="float" office:value="115">
            <text:p>115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116">
            <text:p>11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MD Academy of Technology and Health Sciences</text:p>
          </table:table-cell>
          <table:table-cell table:style-name="ce24" office:value-type="float" office:value="26">
            <text:p>26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6">
            <text:p>2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Mergenthaler Vocational-Technical High</text:p>
          </table:table-cell>
          <table:table-cell table:style-name="ce24" office:value-type="float" office:value="291">
            <text:p>291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1">
            <text:p>11</text:p>
          </table:table-cell>
          <table:table-cell table:style-name="ce36" office:value-type="float" office:value="302">
            <text:p>30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Midtown Academy</text:p>
          </table:table-cell>
          <table:table-cell table:style-name="ce24" office:value-type="float" office:value="5">
            <text:p>5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Montebello Elementary/Middle</text:p>
          </table:table-cell>
          <table:table-cell table:style-name="ce24" office:value-type="float" office:value="70">
            <text:p>70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70">
            <text:p>70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Morrell Park Elementary/Middle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8">
            <text:p>18</text:p>
          </table:table-cell>
          <table:table-cell table:style-name="ce36" office:value-type="float" office:value="28">
            <text:p>2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Mount Royal Elementary/Middle</text:p>
          </table:table-cell>
          <table:table-cell table:style-name="ce24" office:value-type="float" office:value="28">
            <text:p>28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8">
            <text:p>2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N.A.C.A. Freedom and Democracy Academy II</text:p>
          </table:table-cell>
          <table:table-cell table:style-name="ce24" office:value-type="float" office:value="41">
            <text:p>41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41">
            <text:p>4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National Academy Foundation</text:p>
          </table:table-cell>
          <table:table-cell table:style-name="ce24" office:value-type="float" office:value="124">
            <text:p>124</text:p>
          </table:table-cell>
          <table:table-cell table:style-name="ce30" office:value-type="float" office:value="0">
            <text:p>0</text:p>
          </table:table-cell>
          <table:table-cell table:number-columns-repeated="2"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6" office:value-type="float" office:value="128">
            <text:p>12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New Era Academy</text:p>
          </table:table-cell>
          <table:table-cell table:style-name="ce24" office:value-type="float" office:value="150">
            <text:p>150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151">
            <text:p>151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New Hope Academy</text:p>
          </table:table-cell>
          <table:table-cell table:style-name="ce24" office:value-type="float" office:value="19">
            <text:p>19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9">
            <text:p>1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North Bend Elementary/Middle</text:p>
          </table:table-cell>
          <table:table-cell table:style-name="ce24" office:value-type="float" office:value="20">
            <text:p>20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Northeast Middle</text:p>
          </table:table-cell>
          <table:table-cell table:style-name="ce24" office:value-type="float" office:value="104">
            <text:p>104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105">
            <text:p>10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Northwestern High</text:p>
          </table:table-cell>
          <table:table-cell table:style-name="ce24" office:value-type="float" office:value="185">
            <text:p>185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6" office:value-type="float" office:value="190">
            <text:p>190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Patapsco Elementary/Middle</text:p>
          </table:table-cell>
          <table:table-cell table:style-name="ce24" office:value-type="float" office:value="26">
            <text:p>26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6">
            <text:p>2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Patterson High</text:p>
          </table:table-cell>
          <table:table-cell table:style-name="ce24" office:value-type="float" office:value="207">
            <text:p>20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7">
            <text:p>7</text:p>
          </table:table-cell>
          <table:table-cell table:style-name="ce36" office:value-type="float" office:value="218">
            <text:p>21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Patterson Park Public Charter School</text:p>
          </table:table-cell>
          <table:table-cell table:style-name="ce24" office:value-type="float" office:value="23">
            <text:p>23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6" office:value-type="float" office:value="24">
            <text:p>2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Paul Laurence Dunbar High</text:p>
          </table:table-cell>
          <table:table-cell table:style-name="ce24" office:value-type="float" office:value="95">
            <text:p>95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95">
            <text:p>9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Pimlico Elementary/Middle</text:p>
          </table:table-cell>
          <table:table-cell table:style-name="ce24" office:value-type="float" office:value="80">
            <text:p>80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80">
            <text:p>80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Reginald F. Lewis High School</text:p>
          </table:table-cell>
          <table:table-cell table:style-name="ce24" office:value-type="float" office:value="27">
            <text:p>27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7">
            <text:p>2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Renaissance Academy High</text:p>
          </table:table-cell>
          <table:table-cell table:style-name="ce24" office:value-type="float" office:value="96">
            <text:p>96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96">
            <text:p>9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Rognel Heights Elementary/Middle</text:p>
          </table:table-cell>
          <table:table-cell table:style-name="ce24" office:value-type="float" office:value="22">
            <text:p>22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2">
            <text:p>2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Roland Park Elementary/Middle</text:p>
          </table:table-cell>
          <table:table-cell table:style-name="ce24" office:value-type="float" office:value="36">
            <text:p>36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6" office:value-type="float" office:value="42">
            <text:p>4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Rosemont Elem/Middle</text:p>
          </table:table-cell>
          <table:table-cell table:style-name="ce24" office:value-type="float" office:value="14">
            <text:p>14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4">
            <text:p>14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Southside Academy</text:p>
          </table:table-cell>
          <table:table-cell table:style-name="ce24" office:value-type="float" office:value="10">
            <text:p>10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Southwest Baltimore Charter School</text:p>
          </table:table-cell>
          <table:table-cell table:style-name="ce24" office:value-type="float" office:value="45">
            <text:p>45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46">
            <text:p>4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Stadium School Middle</text:p>
          </table:table-cell>
          <table:table-cell table:style-name="ce24" office:value-type="float" office:value="127">
            <text:p>127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27">
            <text:p>12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Tench Tilghman Elem/Middle</text:p>
          </table:table-cell>
          <table:table-cell table:style-name="ce24" office:value-type="float" office:value="18">
            <text:p>18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The Crossroads School</text:p>
          </table:table-cell>
          <table:table-cell table:style-name="ce24" office:value-type="float" office:value="24">
            <text:p>2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" table:style-name="ce30" office:value-type="float" office:value="2">
            <text:p>2</text:p>
          </table:table-cell>
          <table:table-cell table:style-name="ce36" office:value-type="float" office:value="28">
            <text:p>2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The Mount Washington School</text:p>
          </table:table-cell>
          <table:table-cell table:style-name="ce24" office:value-type="float" office:value="18">
            <text:p>18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The REACH! Partnership School</text:p>
          </table:table-cell>
          <table:table-cell table:style-name="ce24" office:value-type="float" office:value="206">
            <text:p>206</text:p>
          </table:table-cell>
          <table:table-cell table:style-name="ce30" office:value-type="float" office:value="2">
            <text:p>2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6" office:value-type="float" office:value="208">
            <text:p>20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Thomas Jefferson Elementary/Middle</text:p>
          </table:table-cell>
          <table:table-cell table:style-name="ce24" office:value-type="float" office:value="27">
            <text:p>27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7">
            <text:p>2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Thomas Johnson Elem/Middle</text:p>
          </table:table-cell>
          <table:table-cell table:style-name="ce24" office:value-type="float" office:value="5">
            <text:p>5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6" office:value-type="float" office:value="7">
            <text:p>7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Vanguard Collegiate Middle School</text:p>
          </table:table-cell>
          <table:table-cell table:style-name="ce24" office:value-type="float" office:value="53">
            <text:p>5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53">
            <text:p>5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Violetville Elementary/Middle</text:p>
          </table:table-cell>
          <table:table-cell table:style-name="ce24" office:value-type="float" office:value="21">
            <text:p>2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5">
            <text:p>15</text:p>
          </table:table-cell>
          <table:table-cell table:style-name="ce36" office:value-type="float" office:value="40">
            <text:p>40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Vivien T. Thomas Medical Arts Academy</text:p>
          </table:table-cell>
          <table:table-cell table:style-name="ce24" office:value-type="float" office:value="205">
            <text:p>205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206">
            <text:p>206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W.E.B. DuBois High</text:p>
          </table:table-cell>
          <table:table-cell table:style-name="ce24" office:value-type="float" office:value="35">
            <text:p>35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6" office:value-type="float" office:value="40">
            <text:p>40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Walter P. Carter Elementary/Middle</text:p>
          </table:table-cell>
          <table:table-cell table:style-name="ce24" office:value-type="float" office:value="23">
            <text:p>23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23">
            <text:p>2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Waverly Elem/Middle</text:p>
          </table:table-cell>
          <table:table-cell table:style-name="ce24" office:value-type="float" office:value="9">
            <text:p>9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Western High</text:p>
          </table:table-cell>
          <table:table-cell table:style-name="ce24" office:value-type="float" office:value="63">
            <text:p>63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6" office:value-type="float" office:value="69">
            <text:p>69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Westport Academy</text:p>
          </table:table-cell>
          <table:table-cell table:style-name="ce24" office:value-type="float" office:value="27">
            <text:p>27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6" office:value-type="float" office:value="28">
            <text:p>2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William C. March Middle</text:p>
          </table:table-cell>
          <table:table-cell table:style-name="ce24" office:value-type="float" office:value="88">
            <text:p>88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88">
            <text:p>88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William Pinderhughes Elem/Middle</text:p>
          </table:table-cell>
          <table:table-cell table:style-name="ce24" office:value-type="float" office:value="15">
            <text:p>15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6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3"/>
          <table:table-cell table:style-name="ce20" office:value-type="string">
            <text:p>Windsor Hills Elem/Middle</text:p>
          </table:table-cell>
          <table:table-cell table:style-name="ce24" office:value-type="float" office:value="39">
            <text:p>39</text:p>
          </table:table-cell>
          <table:table-cell table:style-name="ce30" office:value-type="float" office:value="4">
            <text:p>4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6" office:value-type="float" office:value="43">
            <text:p>43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6"/>
          <table:covered-table-cell table:style-name="ce14"/>
          <table:table-cell table:style-name="ce15" office:value-type="string">
            <text:p>Woodhome Elementary/Middle</text:p>
          </table:table-cell>
          <table:table-cell table:style-name="ce25" office:value-type="float" office:value="34">
            <text:p>34</text:p>
          </table:table-cell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37" office:value-type="float" office:value="39">
            <text:p>39</text:p>
          </table:table-cell>
          <table:table-cell table:number-columns-repeated="1013"/>
        </table:table-row>
        <table:table-row table:style-name="ro3">
          <table:table-cell table:number-columns-repeated="2"/>
          <table:covered-table-cell table:style-name="ce8"/>
          <table:table-cell table:style-name="ce16" office:value-type="string" table:number-columns-spanned="2" table:number-rows-spanned="1">
            <text:p>Total</text:p>
          </table:table-cell>
          <table:covered-table-cell table:style-name="ce16"/>
          <table:table-cell table:style-name="ce26" office:value-type="float" office:value="8143">
            <text:p>8143</text:p>
          </table:table-cell>
          <table:table-cell table:style-name="ce32" office:value-type="float" office:value="23">
            <text:p>23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51">
            <text:p>51</text:p>
          </table:table-cell>
          <table:table-cell table:style-name="ce32" office:value-type="float" office:value="300">
            <text:p>300</text:p>
          </table:table-cell>
          <table:table-cell table:style-name="ce39" office:value-type="float" office:value="8527">
            <text:p>8527</text:p>
          </table:table-cell>
          <table:table-cell table:number-columns-repeated="1013"/>
        </table:table-row>
        <table:table-row table:style-name="ro1" table:number-rows-repeated="10481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1" table:number-columns-repeated="1021" table:default-cell-style-name="Excel_20_Built-in_20_Normal"/>
        <table:table-column table:style-name="co1" table:number-columns-repeated="3" table:default-cell-style-name="Default"/>
        <table:table-row table:style-name="ro1">
          <table:table-cell office:value-type="string">
            <text:p>gender</text:p>
          </table:table-cell>
          <table:table-cell office:value-type="string">
            <text:p>school</text:p>
          </table:table-cell>
          <table:table-cell office:value-type="string">
            <text:p>inc_aframer</text:p>
          </table:table-cell>
          <table:table-cell office:value-type="string">
            <text:p>inc_amerind</text:p>
          </table:table-cell>
          <table:table-cell office:value-type="string">
            <text:p>inc_asian</text:p>
          </table:table-cell>
          <table:table-cell office:value-type="string">
            <text:p>inc_hisp</text:p>
          </table:table-cell>
          <table:table-cell office:value-type="string">
            <text:p>inc_white</text:p>
          </table:table-cell>
          <table:table-cell office:value-type="string">
            <text:p>inc_total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Academy for College and Career Exploration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Achievement Academy @ Harbor City High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Afya Public Charter School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Arlington Elementary/Middle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Armistead Gardens Elementary/Middle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Arundel Elementary/Middle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Augusta Fells Savage Institute of Visual Arts High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Baltimore Antioch Diploma Plus High School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Baltimore City College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Baltimore Civitas Middle/High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Baltimore Community High School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Baltimore Design School</text:p>
          </table:table-cell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Baltimore Freedom Academy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Baltimore International Academy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Baltimore IT Academy</text:p>
          </table:table-cell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Baltimore Leadership School for Young Women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Baltimore Liberation Diploma Plus High School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Baltimore Montessori Public Charter Middle School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Baltimore Polytechnic Institute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Baltimore Rising Star Academy@Laurence G. Paquin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Baltimore School for the Arts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Baltimore Talent Development High</text:p>
          </table:table-cell>
          <table:table-cell office:value-type="float" office:value="66">
            <text:p>66</text:p>
          </table:table-cell>
          <table:table-cell table:number-columns-repeated="4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Barclay Elementary/Middle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Bay-Brook Elementary/Middle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Beechfield Elementary/Middle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Benjamin Franklin High at Masonville Cove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Booker T. Washington Middle</text:p>
          </table:table-cell>
          <table:table-cell office:value-type="float" office:value="109">
            <text:p>109</text:p>
          </table:table-cell>
          <table:table-cell table:number-columns-repeated="4" office:value-type="float" office:value="0">
            <text:p>0</text:p>
          </table:table-cell>
          <table:table-cell office:value-type="float" office:value="109">
            <text:p>109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Calverton Elementary/Middle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Carver Vocational-Technical High</text:p>
          </table:table-cell>
          <table:table-cell office:value-type="float" office:value="71">
            <text:p>71</text:p>
          </table:table-cell>
          <table:table-cell table:number-columns-repeated="4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Cherry Hill Elementary/Middle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City Neighbors High School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City Springs Elem/Middle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Coldstream Park Elem/Middle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Collington Square Elem/Middle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Commodore John Rodgers Elem/Middle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ConneXions: A Community Based Arts School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Coppin Academy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Cross Country Elementary/Middl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Curtis Bay Elementary/Middle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Dickey Hill Elementary/Middle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Digital Harbor High School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Dr. Carter Godwin Woodson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Dr. Nathan A. Pitts-Ashburton Elementary/Middle</text:p>
          </table:table-cell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Dr. Rayner Browne Elem/Middle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Edgecombe Circle Elem/Middle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Edmondson-Westside High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Elmer A. Henderson: A Johns Hopkins Partnership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Empowerment Academy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Excel Academy @ Francis M. Wood High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Fallstaff Elementary/Middle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Forest Park High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Francis Scott Key Elementary/Middle</text:p>
          </table:table-cell>
          <table:table-cell office:value-type="float" office:value="53">
            <text:p>53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Franklin Square Elem/Middle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Frederick Douglass High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Friendship Academy of Engineering and Technology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Friendship Academy of Science and Technology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Garrett Heights Elementary/Middle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Garrison Middle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Glenmount Elementary/Middl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Graceland Park/O'Donnell Heights Elementary/Middle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Green Street Academy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Grove Park Elementary/Middle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Guilford Elementary/Middle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Hamilton Elementary/Middle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Hampden Elem/Middle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Hampstead Hill Academy Elem/Middl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Harlem Park Elem/Middle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Hazelwood Elementary/Middle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Heritage High School</text:p>
          </table:table-cell>
          <table:table-cell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Highlandtown Elementary/Middle #215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Highlandtown Elementary/Middle #237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Holabird Elementary/Middl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Independence School Local I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Inner Harbor East Academy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James McHenry Elem/Middle</text:p>
          </table:table-cell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John Ruhrah Elementary/Middle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K.I.P.P. Ujima Village Academy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KASA (Knowledge and Success Academy)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Lakeland Elementary/Middle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Maree G. Farring Elementary/Middle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Margaret Brent Elem/Middle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Maritime Industries Academy High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MD Academy of Technology and Health Sciences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Mergenthaler Vocational-Technical High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Montebello Elementary/Middle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Morrell Park Elementary/Middle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Mount Royal Elementary/Middle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N.A.C.A. Freedom and Democracy Academy II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National Academy Foundation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New Era Academy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New Hope Academy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North Bend Elementary/Middle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Northeast Middle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Northwestern High</text:p>
          </table:table-cell>
          <table:table-cell office:value-type="float" office:value="75">
            <text:p>7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9">
            <text:p>79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Patapsco Elementary/Middle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Patterson High</text:p>
          </table:table-cell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Patterson Park Public Charter School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Paul Laurence Dunbar High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Pimlico Elementary/Middle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Reginald F. Lewis High School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Renaissance Academy High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Rognel Heights Elementary/Middle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Roland Park Elementary/Middle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Rosemont Elem/Middle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Southside Academy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Southwest Baltimore Charter School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Stadium School Middle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Tench Tilghman Elem/Middle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The Crossroads School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The Mount Washington School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The REACH! Partnership School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Thomas Jefferson Elementary/Middle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Thomas Johnson Elem/Middle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Vanguard Collegiate Middle School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Violetville Elementary/Middl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Vivien T. Thomas Medical Arts Academy</text:p>
          </table:table-cell>
          <table:table-cell office:value-type="float" office:value="202">
            <text:p>20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W.E.B. DuBois High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Walter P. Carter Elementary/Middle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Waverly Elem/Middle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Western High</text:p>
          </table:table-cell>
          <table:table-cell office:value-type="float" office:value="63">
            <text:p>6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Westport Academy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William C. March Middle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William Pinderhughes Elem/Middle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Windsor Hills Elem/Middle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string">
            <text:p>Female</text:p>
          </table:table-cell>
          <table:table-cell office:value-type="string">
            <text:p>Woodhome Elementary/Middle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Academy for College and Career Exploration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Achievement Academy @ Harbor City High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Afya Public Charter School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Arlington Elementary/Midd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Armistead Gardens Elementary/Middle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Arundel Elementary/Middle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Augusta Fells Savage Institute of Visual Arts High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Baltimore Antioch Diploma Plus High School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Baltimore City College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Baltimore Civitas Middle/High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Baltimore Community High School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Baltimore Design School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Baltimore Freedom Academy</text:p>
          </table:table-cell>
          <table:table-cell office:value-type="float" office:value="71">
            <text:p>71</text:p>
          </table:table-cell>
          <table:table-cell table:number-columns-repeated="4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Baltimore International Academy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Baltimore IT Academy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Baltimore Liberation Diploma Plus High School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Baltimore Montessori Public Charter Middle School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Baltimore Polytechnic Institute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Baltimore Rising Star Academy@Laurence G. Paquin</text:p>
          </table:table-cell>
          <table:table-cell office:value-type="float" office:value="110">
            <text:p>110</text:p>
          </table:table-cell>
          <table:table-cell table:number-columns-repeated="4" office:value-type="float" office:value="0">
            <text:p>0</text:p>
          </table:table-cell>
          <table:table-cell office:value-type="float" office:value="110">
            <text:p>110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Baltimore School for the Arts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Baltimore Talent Development High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Barclay Elementary/Middle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Bay-Brook Elementary/Middle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Beechfield Elementary/Middle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Benjamin Franklin High at Masonville Cove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Bluford Drew Jemison STEM Academy Middle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Bluford Drew Jemison STEM Academy West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Booker T. Washington Middle</text:p>
          </table:table-cell>
          <table:table-cell office:value-type="float" office:value="194">
            <text:p>194</text:p>
          </table:table-cell>
          <table:table-cell table:number-columns-repeated="4" office:value-type="float" office:value="0">
            <text:p>0</text:p>
          </table:table-cell>
          <table:table-cell office:value-type="float" office:value="194">
            <text:p>194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Calverton Elementary/Middle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Carver Vocational-Technical High</text:p>
          </table:table-cell>
          <table:table-cell office:value-type="float" office:value="69">
            <text:p>69</text:p>
          </table:table-cell>
          <table:table-cell table:number-columns-repeated="4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Cherry Hill Elementary/Middle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City Neighbors Charter Schoo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City Neighbors Hamilton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City Neighbors High School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City Springs Elem/Middle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Coldstream Park Elem/Middle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Collington Square Elem/Middle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Commodore John Rodgers Elem/Midd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ConneXions: A Community Based Arts School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Coppin Academy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Cross Country Elementary/Middle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Curtis Bay Elementary/Middle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Dickey Hill Elementary/Middle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Digital Harbor High School</text:p>
          </table:table-cell>
          <table:table-cell office:value-type="float" office:value="207">
            <text:p>207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28">
            <text:p>228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Dr. Carter Godwin Woodson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Dr. Martin Luther King, Jr. Elementary/Middle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Dr. Nathan A. Pitts-Ashburton Elementary/Middle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Dr. Rayner Browne Elem/Middle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Edgecombe Circle Elem/Middle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Edmondson-Westside High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Elmer A. Henderson: A Johns Hopkins Partnership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Empowerment Academy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Excel Academy @ Francis M. Wood High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Fallstaff Elementary/Middle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Forest Park High</text:p>
          </table:table-cell>
          <table:table-cell office:value-type="float" office:value="79">
            <text:p>79</text:p>
          </table:table-cell>
          <table:table-cell table:number-columns-repeated="4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Francis Scott Key Elementary/Middle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Franklin Square Elem/Middle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Frederick Douglass High</text:p>
          </table:table-cell>
          <table:table-cell office:value-type="float" office:value="110">
            <text:p>110</text:p>
          </table:table-cell>
          <table:table-cell table:number-columns-repeated="4" office:value-type="float" office:value="0">
            <text:p>0</text:p>
          </table:table-cell>
          <table:table-cell office:value-type="float" office:value="110">
            <text:p>110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Friendship Academy of Engineering and Technology</text:p>
          </table:table-cell>
          <table:table-cell office:value-type="float" office:value="67">
            <text:p>6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Friendship Academy of Science and Technology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Garrett Heights Elementary/Middle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Garrison Middle</text:p>
          </table:table-cell>
          <table:table-cell office:value-type="float" office:value="82">
            <text:p>82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George W. F. McMeche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Glenmount Elementary/Middl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Green Street Academy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Grove Park Elementary/Middle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Guilford Elementary/Middle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Hamilton Elementary/Middle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Hampden Elem/Middle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Hampstead Hill Academy Elem/Middle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Harlem Park Elem/Middle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Hazelwood Elementary/Midd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Heritage High School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Highlandtown Elementary/Middle #215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Highlandtown Elementary/Middle #237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Holabird Elementary/Middl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Independence School Local I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Inner Harbor East Academy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James McHenry Elem/Middle</text:p>
          </table:table-cell>
          <table:table-cell office:value-type="float" office:value="87">
            <text:p>87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John Ruhrah Elementary/Middl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K.I.P.P. Ujima Village Academy</text:p>
          </table:table-cell>
          <table:table-cell office:value-type="float" office:value="69">
            <text:p>69</text:p>
          </table:table-cell>
          <table:table-cell table:number-columns-repeated="4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KASA (Knowledge and Success Academy)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9">
            <text:p>109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Lakeland Elementary/Midd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Maree G. Farring Elementary/Middle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Margaret Brent Elem/Middle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Maritime Industries Academy High</text:p>
          </table:table-cell>
          <table:table-cell office:value-type="float" office:value="77">
            <text:p>7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MD Academy of Technology and Health Sciences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Mergenthaler Vocational-Technical High</text:p>
          </table:table-cell>
          <table:table-cell office:value-type="float" office:value="208">
            <text:p>208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19">
            <text:p>219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Midtown Academy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Montebello Elementary/Middle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Morrell Park Elementary/Middle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Mount Royal Elementary/Middle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N.A.C.A. Freedom and Democracy Academy II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National Academy Foundation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New Era Academy</text:p>
          </table:table-cell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New Hope Academy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North Bend Elementary/Middle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Northeast Middle</text:p>
          </table:table-cell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Northwestern High</text:p>
          </table:table-cell>
          <table:table-cell office:value-type="float" office:value="110">
            <text:p>1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Patapsco Elementary/Middle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Patterson High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Patterson Park Public Charter School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Paul Laurence Dunbar High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Pimlico Elementary/Middle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Reginald F. Lewis High School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Renaissance Academy High</text:p>
          </table:table-cell>
          <table:table-cell office:value-type="float" office:value="53">
            <text:p>53</text:p>
          </table:table-cell>
          <table:table-cell table:number-columns-repeated="4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Rognel Heights Elementary/Middle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Roland Park Elementary/Middle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Rosemont Elem/Middle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Southside Academy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Southwest Baltimore Charter School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Stadium School Middle</text:p>
          </table:table-cell>
          <table:table-cell office:value-type="float" office:value="102">
            <text:p>102</text:p>
          </table:table-cell>
          <table:table-cell table:number-columns-repeated="4" office:value-type="float" office:value="0">
            <text:p>0</text:p>
          </table:table-cell>
          <table:table-cell office:value-type="float" office:value="102">
            <text:p>102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Tench Tilghman Elem/Middle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The Crossroads School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The Mount Washington School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The REACH! Partnership School</text:p>
          </table:table-cell>
          <table:table-cell office:value-type="float" office:value="87">
            <text:p>87</text:p>
          </table:table-cell>
          <table:table-cell table:number-columns-repeated="4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Thomas Jefferson Elementary/Middle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Thomas Johnson Elem/Middl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Vanguard Collegiate Middle School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Violetville Elementary/Middle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Vivien T. Thomas Medical Arts Academy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W.E.B. DuBois High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Walter P. Carter Elementary/Middle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Waverly Elem/Middle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Westport Academy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William C. March Middle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William Pinderhughes Elem/Middle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Windsor Hills Elem/Middle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office:value-type="string">
            <text:p>Woodhome Elementary/Middle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Academy for College and Career Exploration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Achievement Academy @ Harbor City High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Afya Public Charter School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Arlington Elementary/Middle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Armistead Gardens Elementary/Middle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Arundel Elementary/Middle</text:p>
          </table:table-cell>
          <table:table-cell office:value-type="float" office:value="93">
            <text:p>93</text:p>
          </table:table-cell>
          <table:table-cell table:number-columns-repeated="4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Augusta Fells Savage Institute of Visual Arts High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Baltimore Antioch Diploma Plus High School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Baltimore City College</text:p>
          </table:table-cell>
          <table:table-cell office:value-type="float" office:value="46">
            <text:p>4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Baltimore Civitas Middle/High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Baltimore Community High School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Baltimore Design School</text:p>
          </table:table-cell>
          <table:table-cell office:value-type="float" office:value="61">
            <text:p>6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Baltimore Freedom Academy</text:p>
          </table:table-cell>
          <table:table-cell office:value-type="float" office:value="143">
            <text:p>143</text:p>
          </table:table-cell>
          <table:table-cell table:number-columns-repeated="4" office:value-type="float" office:value="0">
            <text:p>0</text:p>
          </table:table-cell>
          <table:table-cell office:value-type="float" office:value="143">
            <text:p>143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Baltimore International Academy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Baltimore IT Academy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Baltimore Leadership School for Young Women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Baltimore Liberation Diploma Plus High School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Baltimore Montessori Public Charter Middle School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Baltimore Polytechnic Institute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Baltimore Rising Star Academy@Laurence G. Paquin</text:p>
          </table:table-cell>
          <table:table-cell office:value-type="float" office:value="160">
            <text:p>160</text:p>
          </table:table-cell>
          <table:table-cell table:number-columns-repeated="4"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Baltimore School for the Arts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Baltimore Talent Development High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Barclay Elementary/Middle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Bay-Brook Elementary/Midd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7">
            <text:p>37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Beechfield Elementary/Middle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Benjamin Franklin High at Masonville Cove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13">
            <text:p>113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Bluford Drew Jemison STEM Academy Middle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Bluford Drew Jemison STEM Academy West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Booker T. Washington Middle</text:p>
          </table:table-cell>
          <table:table-cell office:value-type="float" office:value="303">
            <text:p>303</text:p>
          </table:table-cell>
          <table:table-cell table:number-columns-repeated="4" office:value-type="float" office:value="0">
            <text:p>0</text:p>
          </table:table-cell>
          <table:table-cell office:value-type="float" office:value="303">
            <text:p>303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Calverton Elementary/Middle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Carver Vocational-Technical High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40">
            <text:p>140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Cherry Hill Elementary/Middle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City Neighbors Charter Schoo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City Neighbors Hamilton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City Neighbors High School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8">
            <text:p>88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City Springs Elem/Middle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Coldstream Park Elem/Middle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Collington Square Elem/Middle</text:p>
          </table:table-cell>
          <table:table-cell office:value-type="float" office:value="79">
            <text:p>79</text:p>
          </table:table-cell>
          <table:table-cell table:number-columns-repeated="4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Commodore John Rodgers Elem/Middle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ConneXions: A Community Based Arts School</text:p>
          </table:table-cell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Coppin Academy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Cross Country Elementary/Middle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Curtis Bay Elementary/Middle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88">
            <text:p>88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Dickey Hill Elementary/Middle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Digital Harbor High School</text:p>
          </table:table-cell>
          <table:table-cell office:value-type="float" office:value="308">
            <text:p>308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334">
            <text:p>334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Dr. Carter Godwin Woodson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Dr. Martin Luther King, Jr. Elementary/Middle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Dr. Nathan A. Pitts-Ashburton Elementary/Middle</text:p>
          </table:table-cell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Dr. Rayner Browne Elem/Middle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Edgecombe Circle Elem/Middle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Edmondson-Westside High</text:p>
          </table:table-cell>
          <table:table-cell office:value-type="float" office:value="127">
            <text:p>127</text:p>
          </table:table-cell>
          <table:table-cell table:number-columns-repeated="4" office:value-type="float" office:value="0">
            <text:p>0</text:p>
          </table:table-cell>
          <table:table-cell office:value-type="float" office:value="127">
            <text:p>127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Elmer A. Henderson: A Johns Hopkins Partnership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Empowerment Academy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Excel Academy @ Francis M. Wood High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Fallstaff Elementary/Middle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Forest Park High</text:p>
          </table:table-cell>
          <table:table-cell office:value-type="float" office:value="122">
            <text:p>122</text:p>
          </table:table-cell>
          <table:table-cell table:number-columns-repeated="4" office:value-type="float" office:value="0">
            <text:p>0</text:p>
          </table:table-cell>
          <table:table-cell office:value-type="float" office:value="122">
            <text:p>122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Francis Scott Key Elementary/Middle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81">
            <text:p>181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Franklin Square Elem/Middle</text:p>
          </table:table-cell>
          <table:table-cell office:value-type="float" office:value="69">
            <text:p>69</text:p>
          </table:table-cell>
          <table:table-cell table:number-columns-repeated="4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Frederick Douglass High</text:p>
          </table:table-cell>
          <table:table-cell office:value-type="float" office:value="168">
            <text:p>168</text:p>
          </table:table-cell>
          <table:table-cell table:number-columns-repeated="4"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Friendship Academy of Engineering and Technology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Friendship Academy of Science and Technology</text:p>
          </table:table-cell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Garrett Heights Elementary/Middle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Garrison Middle</text:p>
          </table:table-cell>
          <table:table-cell office:value-type="float" office:value="137">
            <text:p>137</text:p>
          </table:table-cell>
          <table:table-cell table:number-columns-repeated="4" office:value-type="float" office:value="0">
            <text:p>0</text:p>
          </table:table-cell>
          <table:table-cell office:value-type="float" office:value="137">
            <text:p>137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George W. F. McMeche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Glenmount Elementary/Middle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Graceland Park/O'Donnell Heights Elementary/Middle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Green Street Academy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Grove Park Elementary/Middle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Guilford Elementary/Middle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Hamilton Elementary/Middle</text:p>
          </table:table-cell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Hampden Elem/Middle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Hampstead Hill Academy Elem/Midd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Harlem Park Elem/Middle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Hazelwood Elementary/Middle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Heritage High School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172">
            <text:p>172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Highlandtown Elementary/Middle #215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Highlandtown Elementary/Middle #237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Holabird Elementary/Middle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Independence School Local I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Inner Harbor East Academy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James McHenry Elem/Middle</text:p>
          </table:table-cell>
          <table:table-cell office:value-type="float" office:value="128">
            <text:p>128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John Ruhrah Elementary/Middl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K.I.P.P. Ujima Village Academy</text:p>
          </table:table-cell>
          <table:table-cell office:value-type="float" office:value="111">
            <text:p>111</text:p>
          </table:table-cell>
          <table:table-cell table:number-columns-repeated="4" office:value-type="float" office:value="0">
            <text:p>0</text:p>
          </table:table-cell>
          <table:table-cell office:value-type="float" office:value="111">
            <text:p>111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KASA (Knowledge and Success Academy)</text:p>
          </table:table-cell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7">
            <text:p>157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Lakeland Elementary/Midd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Maree G. Farring Elementary/Middle</text:p>
          </table:table-cell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5">
            <text:p>65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Margaret Brent Elem/Middle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Maritime Industries Academy High</text:p>
          </table:table-cell>
          <table:table-cell office:value-type="float" office:value="115">
            <text:p>1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MD Academy of Technology and Health Sciences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Mergenthaler Vocational-Technical High</text:p>
          </table:table-cell>
          <table:table-cell office:value-type="float" office:value="291">
            <text:p>29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02">
            <text:p>302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Midtown Academy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Montebello Elementary/Middle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Morrell Park Elementary/Middle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Mount Royal Elementary/Middle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N.A.C.A. Freedom and Democracy Academy II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National Academy Foundation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New Era Academy</text:p>
          </table:table-cell>
          <table:table-cell office:value-type="float" office:value="150">
            <text:p>15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New Hope Academy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North Bend Elementary/Middle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Northeast Middle</text:p>
          </table:table-cell>
          <table:table-cell office:value-type="float" office:value="104">
            <text:p>10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Northwestern High</text:p>
          </table:table-cell>
          <table:table-cell office:value-type="float" office:value="185">
            <text:p>18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90">
            <text:p>190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Patapsco Elementary/Middle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Patterson High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18">
            <text:p>218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Patterson Park Public Charter School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Paul Laurence Dunbar High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Pimlico Elementary/Middle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Reginald F. Lewis High School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Renaissance Academy High</text:p>
          </table:table-cell>
          <table:table-cell office:value-type="float" office:value="96">
            <text:p>96</text:p>
          </table:table-cell>
          <table:table-cell table:number-columns-repeated="4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Rognel Heights Elementary/Middle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Roland Park Elementary/Middle</text:p>
          </table:table-cell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Rosemont Elem/Middle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Southside Academy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Southwest Baltimore Charter School</text:p>
          </table:table-cell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Stadium School Middle</text:p>
          </table:table-cell>
          <table:table-cell office:value-type="float" office:value="127">
            <text:p>127</text:p>
          </table:table-cell>
          <table:table-cell table:number-columns-repeated="4" office:value-type="float" office:value="0">
            <text:p>0</text:p>
          </table:table-cell>
          <table:table-cell office:value-type="float" office:value="127">
            <text:p>127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Tench Tilghman Elem/Middle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The Crossroads School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The Mount Washington School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The REACH! Partnership School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8">
            <text:p>208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Thomas Jefferson Elementary/Middle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Thomas Johnson Elem/Middl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Vanguard Collegiate Middle School</text:p>
          </table:table-cell>
          <table:table-cell office:value-type="float" office:value="53">
            <text:p>53</text:p>
          </table:table-cell>
          <table:table-cell table:number-columns-repeated="4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Violetville Elementary/Middle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Vivien T. Thomas Medical Arts Academy</text:p>
          </table:table-cell>
          <table:table-cell office:value-type="float" office:value="205">
            <text:p>20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6">
            <text:p>206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W.E.B. DuBois High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Walter P. Carter Elementary/Middle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Waverly Elem/Middle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Western High</text:p>
          </table:table-cell>
          <table:table-cell office:value-type="float" office:value="63">
            <text:p>6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Westport Academy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William C. March Middle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William Pinderhughes Elem/Middle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Windsor Hills Elem/Middle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office:value-type="string">
            <text:p>Woodhome Elementary/Middle</text:p>
          </table:table-cell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1" table:number-rows-repeated="10481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 Bold" svg:font-family="'Arial Bold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number-style style:name="N116">
      <number:number number:decimal-places="0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4">10/24/2015</text:date>, <text:time>12:1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4T12:15:52</dc:date>
    <dc:creator>Jeff Chen</dc:creator>
    <meta:document-statistic meta:table-count="3" meta:cell-count="5835" meta:object-count="0"/>
    <meta:generator>OpenOffice/4.0.1$Unix OpenOffice.org_project/401m5$Build-9714</meta:generator>
  </office:meta>
</office:document-meta>
</file>